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5.02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382cm"/>
    </style:style>
    <style:style style:name="co18" style:family="table-column">
      <style:table-column-properties fo:break-before="auto" style:column-width="4.639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3.404cm"/>
    </style:style>
    <style:style style:name="co2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7" style:family="table-cell" style:parent-style-name="Pivot_20_Table_20_Corner">
      <style:table-cell-properties fo:border-bottom="none" fo:border-left="2.01pt solid #000000" fo:border-right="none" fo:border-top="none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3" style:family="table-cell" style:parent-style-name="Pivot_20_Table_20_Corner">
      <style:table-cell-properties fo:border-bottom="none" fo:border-left="none" fo:border-right="none" fo:border-top="2.01pt solid #000000"/>
    </style:style>
    <style:style style:name="ce44" style:family="table-cell" style:parent-style-name="Pivot_20_Table_20_Field">
      <style:table-cell-properties fo:border="0.99pt solid #000000"/>
    </style:style>
    <style:style style:name="ce4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4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0" style:family="table-cell" style:parent-style-name="Pivot_20_Table_20_Corner">
      <style:table-cell-properties fo:border-bottom="none" fo:border-left="none" fo:border-right="0.99pt solid #000000" fo:border-top="none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7" style:family="table-cell" style:parent-style-name="Pivot_20_Table_20_Value" style:data-style-name="N0"/>
    <style:style style:name="ce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6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6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4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65" style:family="table-cell" style:parent-style-name="Pivot_20_Table_20_Value">
      <style:table-cell-properties fo:border-bottom="none" fo:border-left="none" fo:border-right="none" fo:border-top="0.99pt solid #000000"/>
    </style:style>
    <style:style style:name="ce6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67" style:family="table-cell" style:parent-style-name="Pivot_20_Table_20_Value">
      <style:table-cell-properties fo:border-bottom="none" fo:border-left="0.99pt solid #000000" fo:border-right="none" fo:border-top="none"/>
    </style:style>
    <style:style style:name="ce6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9" style:family="table-cell" style:parent-style-name="Pivot_20_Table_20_Value">
      <style:table-cell-properties fo:border-bottom="0.99pt solid #000000" fo:border-left="none" fo:border-right="none" fo:border-top="none"/>
    </style:style>
    <style:style style:name="ce7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71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11"/>
    <style:style style:name="ce73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74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7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76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77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78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7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8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82" style:family="table-cell" style:parent-style-name="Pivot_20_Table_20_Value" style:data-style-name="N11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11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11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86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87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8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9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>
            <table:cell-range-source table:name="CSV_all" xlink:type="simple" xlink:href="../Speed_Evaluation-Signature_Schemes.csv" table:filter-name="Text - txt - csv (StarCalc)" table:filter-options="9/59/44,34,76,1,,0,false,false,true,false,false,0,false,false,true" table:last-column-spanned="16" table:last-row-spanned="37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533035" calcext:value-type="float">
            <text:p>533035</text:p>
          </table:table-cell>
          <table:table-cell office:value-type="float" office:value="528634" calcext:value-type="float">
            <text:p>528634</text:p>
          </table:table-cell>
          <table:table-cell office:value-type="float" office:value="539571" calcext:value-type="float">
            <text:p>539571</text:p>
          </table:table-cell>
          <table:table-cell office:value-type="float" office:value="34120251" calcext:value-type="float">
            <text:p>34120251</text:p>
          </table:table-cell>
          <table:table-cell office:value-type="float" office:value="34044253" calcext:value-type="float">
            <text:p>34044253</text:p>
          </table:table-cell>
          <table:table-cell office:value-type="float" office:value="34236306" calcext:value-type="float">
            <text:p>34236306</text:p>
          </table:table-cell>
          <table:table-cell office:value-type="float" office:value="17562824" calcext:value-type="float">
            <text:p>17562824</text:p>
          </table:table-cell>
          <table:table-cell office:value-type="float" office:value="17560015" calcext:value-type="float">
            <text:p>17560015</text:p>
          </table:table-cell>
          <table:table-cell office:value-type="float" office:value="17564643" calcext:value-type="float">
            <text:p>17564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00650" calcext:value-type="float">
            <text:p>400650</text:p>
          </table:table-cell>
          <table:table-cell office:value-type="float" office:value="396532" calcext:value-type="float">
            <text:p>396532</text:p>
          </table:table-cell>
          <table:table-cell office:value-type="float" office:value="406791" calcext:value-type="float">
            <text:p>406791</text:p>
          </table:table-cell>
          <table:table-cell office:value-type="float" office:value="38983168" calcext:value-type="float">
            <text:p>38983168</text:p>
          </table:table-cell>
          <table:table-cell office:value-type="float" office:value="38980338" calcext:value-type="float">
            <text:p>38980338</text:p>
          </table:table-cell>
          <table:table-cell office:value-type="float" office:value="38989162" calcext:value-type="float">
            <text:p>38989162</text:p>
          </table:table-cell>
          <table:table-cell office:value-type="float" office:value="18644695" calcext:value-type="float">
            <text:p>18644695</text:p>
          </table:table-cell>
          <table:table-cell office:value-type="float" office:value="18641906" calcext:value-type="float">
            <text:p>18641906</text:p>
          </table:table-cell>
          <table:table-cell office:value-type="float" office:value="18646394" calcext:value-type="float">
            <text:p>18646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532939" calcext:value-type="float">
            <text:p>532939</text:p>
          </table:table-cell>
          <table:table-cell office:value-type="float" office:value="528783" calcext:value-type="float">
            <text:p>528783</text:p>
          </table:table-cell>
          <table:table-cell office:value-type="float" office:value="538944" calcext:value-type="float">
            <text:p>538944</text:p>
          </table:table-cell>
          <table:table-cell office:value-type="float" office:value="16960322" calcext:value-type="float">
            <text:p>16960322</text:p>
          </table:table-cell>
          <table:table-cell office:value-type="float" office:value="16956730" calcext:value-type="float">
            <text:p>16956730</text:p>
          </table:table-cell>
          <table:table-cell office:value-type="float" office:value="16969774" calcext:value-type="float">
            <text:p>16969774</text:p>
          </table:table-cell>
          <table:table-cell office:value-type="float" office:value="9137844" calcext:value-type="float">
            <text:p>9137844</text:p>
          </table:table-cell>
          <table:table-cell office:value-type="float" office:value="9134780" calcext:value-type="float">
            <text:p>9134780</text:p>
          </table:table-cell>
          <table:table-cell office:value-type="float" office:value="9140863" calcext:value-type="float">
            <text:p>9140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00623" calcext:value-type="float">
            <text:p>400623</text:p>
          </table:table-cell>
          <table:table-cell office:value-type="float" office:value="396550" calcext:value-type="float">
            <text:p>396550</text:p>
          </table:table-cell>
          <table:table-cell office:value-type="float" office:value="406579" calcext:value-type="float">
            <text:p>406579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21219962" calcext:value-type="float">
            <text:p>21219962</text:p>
          </table:table-cell>
          <table:table-cell office:value-type="float" office:value="21233414" calcext:value-type="float">
            <text:p>21233414</text:p>
          </table:table-cell>
          <table:table-cell office:value-type="float" office:value="11766667" calcext:value-type="float">
            <text:p>11766667</text:p>
          </table:table-cell>
          <table:table-cell office:value-type="float" office:value="11763832" calcext:value-type="float">
            <text:p>11763832</text:p>
          </table:table-cell>
          <table:table-cell office:value-type="float" office:value="11769745" calcext:value-type="float">
            <text:p>11769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532914" calcext:value-type="float">
            <text:p>532914</text:p>
          </table:table-cell>
          <table:table-cell office:value-type="float" office:value="528875" calcext:value-type="float">
            <text:p>528875</text:p>
          </table:table-cell>
          <table:table-cell office:value-type="float" office:value="539058" calcext:value-type="float">
            <text:p>539058</text:p>
          </table:table-cell>
          <table:table-cell office:value-type="float" office:value="68318381" calcext:value-type="float">
            <text:p>68318381</text:p>
          </table:table-cell>
          <table:table-cell office:value-type="float" office:value="68201954" calcext:value-type="float">
            <text:p>68201954</text:p>
          </table:table-cell>
          <table:table-cell office:value-type="float" office:value="68427988" calcext:value-type="float">
            <text:p>68427988</text:p>
          </table:table-cell>
          <table:table-cell office:value-type="float" office:value="35735066" calcext:value-type="float">
            <text:p>35735066</text:p>
          </table:table-cell>
          <table:table-cell office:value-type="float" office:value="35731324" calcext:value-type="float">
            <text:p>35731324</text:p>
          </table:table-cell>
          <table:table-cell office:value-type="float" office:value="35738220" calcext:value-type="float">
            <text:p>35738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00624" calcext:value-type="float">
            <text:p>400624</text:p>
          </table:table-cell>
          <table:table-cell office:value-type="float" office:value="396633" calcext:value-type="float">
            <text:p>396633</text:p>
          </table:table-cell>
          <table:table-cell office:value-type="float" office:value="406695" calcext:value-type="float">
            <text:p>406695</text:p>
          </table:table-cell>
          <table:table-cell office:value-type="float" office:value="76715899" calcext:value-type="float">
            <text:p>76715899</text:p>
          </table:table-cell>
          <table:table-cell office:value-type="float" office:value="76709631" calcext:value-type="float">
            <text:p>76709631</text:p>
          </table:table-cell>
          <table:table-cell office:value-type="float" office:value="76727441" calcext:value-type="float">
            <text:p>76727441</text:p>
          </table:table-cell>
          <table:table-cell office:value-type="float" office:value="36498517" calcext:value-type="float">
            <text:p>36498517</text:p>
          </table:table-cell>
          <table:table-cell office:value-type="float" office:value="36495033" calcext:value-type="float">
            <text:p>36495033</text:p>
          </table:table-cell>
          <table:table-cell office:value-type="float" office:value="36501029" calcext:value-type="float">
            <text:p>36501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15678" calcext:value-type="float">
            <text:p>1215678</text:p>
          </table:table-cell>
          <table:table-cell office:value-type="float" office:value="1211224" calcext:value-type="float">
            <text:p>1211224</text:p>
          </table:table-cell>
          <table:table-cell office:value-type="float" office:value="1222003" calcext:value-type="float">
            <text:p>1222003</text:p>
          </table:table-cell>
          <table:table-cell office:value-type="float" office:value="75630928" calcext:value-type="float">
            <text:p>75630928</text:p>
          </table:table-cell>
          <table:table-cell office:value-type="float" office:value="75518909" calcext:value-type="float">
            <text:p>75518909</text:p>
          </table:table-cell>
          <table:table-cell office:value-type="float" office:value="75696096" calcext:value-type="float">
            <text:p>75696096</text:p>
          </table:table-cell>
          <table:table-cell office:value-type="float" office:value="37577959" calcext:value-type="float">
            <text:p>37577959</text:p>
          </table:table-cell>
          <table:table-cell office:value-type="float" office:value="37574589" calcext:value-type="float">
            <text:p>37574589</text:p>
          </table:table-cell>
          <table:table-cell office:value-type="float" office:value="37582755" calcext:value-type="float">
            <text:p>3758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64686" calcext:value-type="float">
            <text:p>964686</text:p>
          </table:table-cell>
          <table:table-cell office:value-type="float" office:value="960476" calcext:value-type="float">
            <text:p>960476</text:p>
          </table:table-cell>
          <table:table-cell office:value-type="float" office:value="970769" calcext:value-type="float">
            <text:p>970769</text:p>
          </table:table-cell>
          <table:table-cell office:value-type="float" office:value="92882590" calcext:value-type="float">
            <text:p>92882590</text:p>
          </table:table-cell>
          <table:table-cell office:value-type="float" office:value="92872807" calcext:value-type="float">
            <text:p>92872807</text:p>
          </table:table-cell>
          <table:table-cell office:value-type="float" office:value="92888911" calcext:value-type="float">
            <text:p>92888911</text:p>
          </table:table-cell>
          <table:table-cell office:value-type="float" office:value="41773187" calcext:value-type="float">
            <text:p>41773187</text:p>
          </table:table-cell>
          <table:table-cell office:value-type="float" office:value="41770225" calcext:value-type="float">
            <text:p>41770225</text:p>
          </table:table-cell>
          <table:table-cell office:value-type="float" office:value="41776840" calcext:value-type="float">
            <text:p>41776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15868" calcext:value-type="float">
            <text:p>1215868</text:p>
          </table:table-cell>
          <table:table-cell office:value-type="float" office:value="1211538" calcext:value-type="float">
            <text:p>1211538</text:p>
          </table:table-cell>
          <table:table-cell office:value-type="float" office:value="1222149" calcext:value-type="float">
            <text:p>1222149</text:p>
          </table:table-cell>
          <table:table-cell office:value-type="float" office:value="41661044" calcext:value-type="float">
            <text:p>41661044</text:p>
          </table:table-cell>
          <table:table-cell office:value-type="float" office:value="41653011" calcext:value-type="float">
            <text:p>41653011</text:p>
          </table:table-cell>
          <table:table-cell office:value-type="float" office:value="41667848" calcext:value-type="float">
            <text:p>41667848</text:p>
          </table:table-cell>
          <table:table-cell office:value-type="float" office:value="22836347" calcext:value-type="float">
            <text:p>22836347</text:p>
          </table:table-cell>
          <table:table-cell office:value-type="float" office:value="22834162" calcext:value-type="float">
            <text:p>22834162</text:p>
          </table:table-cell>
          <table:table-cell office:value-type="float" office:value="22838242" calcext:value-type="float">
            <text:p>22838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964827" calcext:value-type="float">
            <text:p>964827</text:p>
          </table:table-cell>
          <table:table-cell office:value-type="float" office:value="960654" calcext:value-type="float">
            <text:p>960654</text:p>
          </table:table-cell>
          <table:table-cell office:value-type="float" office:value="970897" calcext:value-type="float">
            <text:p>970897</text:p>
          </table:table-cell>
          <table:table-cell office:value-type="float" office:value="53999005" calcext:value-type="float">
            <text:p>53999005</text:p>
          </table:table-cell>
          <table:table-cell office:value-type="float" office:value="53990034" calcext:value-type="float">
            <text:p>53990034</text:p>
          </table:table-cell>
          <table:table-cell office:value-type="float" office:value="54006082" calcext:value-type="float">
            <text:p>54006082</text:p>
          </table:table-cell>
          <table:table-cell office:value-type="float" office:value="31198630" calcext:value-type="float">
            <text:p>31198630</text:p>
          </table:table-cell>
          <table:table-cell office:value-type="float" office:value="31195841" calcext:value-type="float">
            <text:p>31195841</text:p>
          </table:table-cell>
          <table:table-cell office:value-type="float" office:value="31200867" calcext:value-type="float">
            <text:p>312008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16093" calcext:value-type="float">
            <text:p>1216093</text:p>
          </table:table-cell>
          <table:table-cell office:value-type="float" office:value="1211735" calcext:value-type="float">
            <text:p>1211735</text:p>
          </table:table-cell>
          <table:table-cell office:value-type="float" office:value="1221963" calcext:value-type="float">
            <text:p>1221963</text:p>
          </table:table-cell>
          <table:table-cell office:value-type="float" office:value="113377161" calcext:value-type="float">
            <text:p>113377161</text:p>
          </table:table-cell>
          <table:table-cell office:value-type="float" office:value="113266434" calcext:value-type="float">
            <text:p>113266434</text:p>
          </table:table-cell>
          <table:table-cell office:value-type="float" office:value="113509959" calcext:value-type="float">
            <text:p>113509959</text:p>
          </table:table-cell>
          <table:table-cell office:value-type="float" office:value="55350116" calcext:value-type="float">
            <text:p>55350116</text:p>
          </table:table-cell>
          <table:table-cell office:value-type="float" office:value="55346910" calcext:value-type="float">
            <text:p>55346910</text:p>
          </table:table-cell>
          <table:table-cell office:value-type="float" office:value="55353625" calcext:value-type="float">
            <text:p>55353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170941" calcext:value-type="float">
            <text:p>2170941</text:p>
          </table:table-cell>
          <table:table-cell office:value-type="float" office:value="2166149" calcext:value-type="float">
            <text:p>2166149</text:p>
          </table:table-cell>
          <table:table-cell office:value-type="float" office:value="2177791" calcext:value-type="float">
            <text:p>2177791</text:p>
          </table:table-cell>
          <table:table-cell office:value-type="float" office:value="129555783" calcext:value-type="float">
            <text:p>129555783</text:p>
          </table:table-cell>
          <table:table-cell office:value-type="float" office:value="129470480" calcext:value-type="float">
            <text:p>129470480</text:p>
          </table:table-cell>
          <table:table-cell office:value-type="float" office:value="129653377" calcext:value-type="float">
            <text:p>129653377</text:p>
          </table:table-cell>
          <table:table-cell office:value-type="float" office:value="64152260" calcext:value-type="float">
            <text:p>64152260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64158489" calcext:value-type="float">
            <text:p>64158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170498" calcext:value-type="float">
            <text:p>2170498</text:p>
          </table:table-cell>
          <table:table-cell office:value-type="float" office:value="2165872" calcext:value-type="float">
            <text:p>2165872</text:p>
          </table:table-cell>
          <table:table-cell office:value-type="float" office:value="2177720" calcext:value-type="float">
            <text:p>2177720</text:p>
          </table:table-cell>
          <table:table-cell office:value-type="float" office:value="74228546" calcext:value-type="float">
            <text:p>74228546</text:p>
          </table:table-cell>
          <table:table-cell office:value-type="float" office:value="74220630" calcext:value-type="float">
            <text:p>74220630</text:p>
          </table:table-cell>
          <table:table-cell office:value-type="float" office:value="74233737" calcext:value-type="float">
            <text:p>74233737</text:p>
          </table:table-cell>
          <table:table-cell office:value-type="float" office:value="41267312" calcext:value-type="float">
            <text:p>41267312</text:p>
          </table:table-cell>
          <table:table-cell office:value-type="float" office:value="41262192" calcext:value-type="float">
            <text:p>41262192</text:p>
          </table:table-cell>
          <table:table-cell office:value-type="float" office:value="41270367" calcext:value-type="float">
            <text:p>41270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72453" calcext:value-type="float">
            <text:p>1672453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678926" calcext:value-type="float">
            <text:p>1678926</text:p>
          </table:table-cell>
          <table:table-cell office:value-type="float" office:value="108904803" calcext:value-type="float">
            <text:p>108904803</text:p>
          </table:table-cell>
          <table:table-cell office:value-type="float" office:value="108896883" calcext:value-type="float">
            <text:p>108896883</text:p>
          </table:table-cell>
          <table:table-cell office:value-type="float" office:value="108910455" calcext:value-type="float">
            <text:p>108910455</text:p>
          </table:table-cell>
          <table:table-cell office:value-type="float" office:value="58704832" calcext:value-type="float">
            <text:p>58704832</text:p>
          </table:table-cell>
          <table:table-cell office:value-type="float" office:value="58699196" calcext:value-type="float">
            <text:p>58699196</text:p>
          </table:table-cell>
          <table:table-cell office:value-type="float" office:value="58707460" calcext:value-type="float">
            <text:p>587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170472" calcext:value-type="float">
            <text:p>2170472</text:p>
          </table:table-cell>
          <table:table-cell office:value-type="float" office:value="2165829" calcext:value-type="float">
            <text:p>2165829</text:p>
          </table:table-cell>
          <table:table-cell office:value-type="float" office:value="2177054" calcext:value-type="float">
            <text:p>2177054</text:p>
          </table:table-cell>
          <table:table-cell office:value-type="float" office:value="199844509" calcext:value-type="float">
            <text:p>199844509</text:p>
          </table:table-cell>
          <table:table-cell office:value-type="float" office:value="199770734" calcext:value-type="float">
            <text:p>199770734</text:p>
          </table:table-cell>
          <table:table-cell office:value-type="float" office:value="199976376" calcext:value-type="float">
            <text:p>199976376</text:p>
          </table:table-cell>
          <table:table-cell office:value-type="float" office:value="101535235" calcext:value-type="float">
            <text:p>101535235</text:p>
          </table:table-cell>
          <table:table-cell office:value-type="float" office:value="101529291" calcext:value-type="float">
            <text:p>101529291</text:p>
          </table:table-cell>
          <table:table-cell office:value-type="float" office:value="101538845" calcext:value-type="float">
            <text:p>101538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83124" calcext:value-type="float">
            <text:p>283124</text:p>
          </table:table-cell>
          <table:table-cell office:value-type="float" office:value="278874" calcext:value-type="float">
            <text:p>278874</text:p>
          </table:table-cell>
          <table:table-cell office:value-type="float" office:value="289377" calcext:value-type="float">
            <text:p>289377</text:p>
          </table:table-cell>
          <table:table-cell office:value-type="float" office:value="26731556" calcext:value-type="float">
            <text:p>26731556</text:p>
          </table:table-cell>
          <table:table-cell office:value-type="float" office:value="26693126" calcext:value-type="float">
            <text:p>26693126</text:p>
          </table:table-cell>
          <table:table-cell office:value-type="float" office:value="26765282" calcext:value-type="float">
            <text:p>26765282</text:p>
          </table:table-cell>
          <table:table-cell office:value-type="float" office:value="14669184" calcext:value-type="float">
            <text:p>14669184</text:p>
          </table:table-cell>
          <table:table-cell office:value-type="float" office:value="14667838" calcext:value-type="float">
            <text:p>14667838</text:p>
          </table:table-cell>
          <table:table-cell office:value-type="float" office:value="14671606" calcext:value-type="float">
            <text:p>146716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96606" calcext:value-type="float">
            <text:p>196606</text:p>
          </table:table-cell>
          <table:table-cell office:value-type="float" office:value="192527" calcext:value-type="float">
            <text:p>192527</text:p>
          </table:table-cell>
          <table:table-cell office:value-type="float" office:value="202690" calcext:value-type="float">
            <text:p>202690</text:p>
          </table:table-cell>
          <table:table-cell office:value-type="float" office:value="26038462" calcext:value-type="float">
            <text:p>26038462</text:p>
          </table:table-cell>
          <table:table-cell office:value-type="float" office:value="26036450" calcext:value-type="float">
            <text:p>26036450</text:p>
          </table:table-cell>
          <table:table-cell office:value-type="float" office:value="26046319" calcext:value-type="float">
            <text:p>26046319</text:p>
          </table:table-cell>
          <table:table-cell office:value-type="float" office:value="15931333" calcext:value-type="float">
            <text:p>15931333</text:p>
          </table:table-cell>
          <table:table-cell office:value-type="float" office:value="15930314" calcext:value-type="float">
            <text:p>15930314</text:p>
          </table:table-cell>
          <table:table-cell office:value-type="float" office:value="15932965" calcext:value-type="float">
            <text:p>15932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83225" calcext:value-type="float">
            <text:p>283225</text:p>
          </table:table-cell>
          <table:table-cell office:value-type="float" office:value="278938" calcext:value-type="float">
            <text:p>278938</text:p>
          </table:table-cell>
          <table:table-cell office:value-type="float" office:value="289416" calcext:value-type="float">
            <text:p>289416</text:p>
          </table:table-cell>
          <table:table-cell office:value-type="float" office:value="11693338" calcext:value-type="float">
            <text:p>11693338</text:p>
          </table:table-cell>
          <table:table-cell office:value-type="float" office:value="11691408" calcext:value-type="float">
            <text:p>11691408</text:p>
          </table:table-cell>
          <table:table-cell office:value-type="float" office:value="11702801" calcext:value-type="float">
            <text:p>11702801</text:p>
          </table:table-cell>
          <table:table-cell office:value-type="float" office:value="6659766" calcext:value-type="float">
            <text:p>6659766</text:p>
          </table:table-cell>
          <table:table-cell office:value-type="float" office:value="6658819" calcext:value-type="float">
            <text:p>6658819</text:p>
          </table:table-cell>
          <table:table-cell office:value-type="float" office:value="6660361" calcext:value-type="float">
            <text:p>66603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96637" calcext:value-type="float">
            <text:p>196637</text:p>
          </table:table-cell>
          <table:table-cell office:value-type="float" office:value="192575" calcext:value-type="float">
            <text:p>192575</text:p>
          </table:table-cell>
          <table:table-cell office:value-type="float" office:value="202634" calcext:value-type="float">
            <text:p>202634</text:p>
          </table:table-cell>
          <table:table-cell office:value-type="float" office:value="12417006" calcext:value-type="float">
            <text:p>12417006</text:p>
          </table:table-cell>
          <table:table-cell office:value-type="float" office:value="12414978" calcext:value-type="float">
            <text:p>12414978</text:p>
          </table:table-cell>
          <table:table-cell office:value-type="float" office:value="12426241" calcext:value-type="float">
            <text:p>12426241</text:p>
          </table:table-cell>
          <table:table-cell office:value-type="float" office:value="7770754" calcext:value-type="float">
            <text:p>7770754</text:p>
          </table:table-cell>
          <table:table-cell office:value-type="float" office:value="7769490" calcext:value-type="float">
            <text:p>7769490</text:p>
          </table:table-cell>
          <table:table-cell office:value-type="float" office:value="7772445" calcext:value-type="float">
            <text:p>7772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83123" calcext:value-type="float">
            <text:p>283123</text:p>
          </table:table-cell>
          <table:table-cell office:value-type="float" office:value="278888" calcext:value-type="float">
            <text:p>278888</text:p>
          </table:table-cell>
          <table:table-cell office:value-type="float" office:value="289053" calcext:value-type="float">
            <text:p>289053</text:p>
          </table:table-cell>
          <table:table-cell office:value-type="float" office:value="53083412" calcext:value-type="float">
            <text:p>53083412</text:p>
          </table:table-cell>
          <table:table-cell office:value-type="float" office:value="53002186" calcext:value-type="float">
            <text:p>53002186</text:p>
          </table:table-cell>
          <table:table-cell office:value-type="float" office:value="53171953" calcext:value-type="float">
            <text:p>53171953</text:p>
          </table:table-cell>
          <table:table-cell office:value-type="float" office:value="29598468" calcext:value-type="float">
            <text:p>29598468</text:p>
          </table:table-cell>
          <table:table-cell office:value-type="float" office:value="29595779" calcext:value-type="float">
            <text:p>29595779</text:p>
          </table:table-cell>
          <table:table-cell office:value-type="float" office:value="29600982" calcext:value-type="float">
            <text:p>29600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96599" calcext:value-type="float">
            <text:p>196599</text:p>
          </table:table-cell>
          <table:table-cell office:value-type="float" office:value="192535" calcext:value-type="float">
            <text:p>192535</text:p>
          </table:table-cell>
          <table:table-cell office:value-type="float" office:value="202558" calcext:value-type="float">
            <text:p>202558</text:p>
          </table:table-cell>
          <table:table-cell office:value-type="float" office:value="51828623" calcext:value-type="float">
            <text:p>51828623</text:p>
          </table:table-cell>
          <table:table-cell office:value-type="float" office:value="51826429" calcext:value-type="float">
            <text:p>51826429</text:p>
          </table:table-cell>
          <table:table-cell office:value-type="float" office:value="51835628" calcext:value-type="float">
            <text:p>51835628</text:p>
          </table:table-cell>
          <table:table-cell office:value-type="float" office:value="31857047" calcext:value-type="float">
            <text:p>31857047</text:p>
          </table:table-cell>
          <table:table-cell office:value-type="float" office:value="31855150" calcext:value-type="float">
            <text:p>31855150</text:p>
          </table:table-cell>
          <table:table-cell office:value-type="float" office:value="31859441" calcext:value-type="float">
            <text:p>31859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08372" calcext:value-type="float">
            <text:p>608372</text:p>
          </table:table-cell>
          <table:table-cell office:value-type="float" office:value="604073" calcext:value-type="float">
            <text:p>604073</text:p>
          </table:table-cell>
          <table:table-cell office:value-type="float" office:value="614524" calcext:value-type="float">
            <text:p>614524</text:p>
          </table:table-cell>
          <table:table-cell office:value-type="float" office:value="38239050" calcext:value-type="float">
            <text:p>38239050</text:p>
          </table:table-cell>
          <table:table-cell office:value-type="float" office:value="38177343" calcext:value-type="float">
            <text:p>38177343</text:p>
          </table:table-cell>
          <table:table-cell office:value-type="float" office:value="38287941" calcext:value-type="float">
            <text:p>38287941</text:p>
          </table:table-cell>
          <table:table-cell office:value-type="float" office:value="22093984" calcext:value-type="float">
            <text:p>22093984</text:p>
          </table:table-cell>
          <table:table-cell office:value-type="float" office:value="22092154" calcext:value-type="float">
            <text:p>22092154</text:p>
          </table:table-cell>
          <table:table-cell office:value-type="float" office:value="22096224" calcext:value-type="float">
            <text:p>22096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17451" calcext:value-type="float">
            <text:p>417451</text:p>
          </table:table-cell>
          <table:table-cell office:value-type="float" office:value="413341" calcext:value-type="float">
            <text:p>413341</text:p>
          </table:table-cell>
          <table:table-cell office:value-type="float" office:value="423507" calcext:value-type="float">
            <text:p>423507</text:p>
          </table:table-cell>
          <table:table-cell office:value-type="float" office:value="40330421" calcext:value-type="float">
            <text:p>40330421</text:p>
          </table:table-cell>
          <table:table-cell office:value-type="float" office:value="40321910" calcext:value-type="float">
            <text:p>40321910</text:p>
          </table:table-cell>
          <table:table-cell office:value-type="float" office:value="40337390" calcext:value-type="float">
            <text:p>40337390</text:p>
          </table:table-cell>
          <table:table-cell office:value-type="float" office:value="25540174" calcext:value-type="float">
            <text:p>25540174</text:p>
          </table:table-cell>
          <table:table-cell office:value-type="float" office:value="25536522" calcext:value-type="float">
            <text:p>25536522</text:p>
          </table:table-cell>
          <table:table-cell office:value-type="float" office:value="25542384" calcext:value-type="float">
            <text:p>25542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08412" calcext:value-type="float">
            <text:p>608412</text:p>
          </table:table-cell>
          <table:table-cell office:value-type="float" office:value="604173" calcext:value-type="float">
            <text:p>604173</text:p>
          </table:table-cell>
          <table:table-cell office:value-type="float" office:value="614367" calcext:value-type="float">
            <text:p>614367</text:p>
          </table:table-cell>
          <table:table-cell office:value-type="float" office:value="26456748" calcext:value-type="float">
            <text:p>26456748</text:p>
          </table:table-cell>
          <table:table-cell office:value-type="float" office:value="26451687" calcext:value-type="float">
            <text:p>26451687</text:p>
          </table:table-cell>
          <table:table-cell office:value-type="float" office:value="26461863" calcext:value-type="float">
            <text:p>26461863</text:p>
          </table:table-cell>
          <table:table-cell office:value-type="float" office:value="16045373" calcext:value-type="float">
            <text:p>16045373</text:p>
          </table:table-cell>
          <table:table-cell office:value-type="float" office:value="16043419" calcext:value-type="float">
            <text:p>16043419</text:p>
          </table:table-cell>
          <table:table-cell office:value-type="float" office:value="16046898" calcext:value-type="float">
            <text:p>160468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17483" calcext:value-type="float">
            <text:p>417483</text:p>
          </table:table-cell>
          <table:table-cell office:value-type="float" office:value="413297" calcext:value-type="float">
            <text:p>413297</text:p>
          </table:table-cell>
          <table:table-cell office:value-type="float" office:value="423516" calcext:value-type="float">
            <text:p>423516</text:p>
          </table:table-cell>
          <table:table-cell office:value-type="float" office:value="29894607" calcext:value-type="float">
            <text:p>29894607</text:p>
          </table:table-cell>
          <table:table-cell office:value-type="float" office:value="29888629" calcext:value-type="float">
            <text:p>29888629</text:p>
          </table:table-cell>
          <table:table-cell office:value-type="float" office:value="29900250" calcext:value-type="float">
            <text:p>29900250</text:p>
          </table:table-cell>
          <table:table-cell office:value-type="float" office:value="19490890" calcext:value-type="float">
            <text:p>19490890</text:p>
          </table:table-cell>
          <table:table-cell office:value-type="float" office:value="19489648" calcext:value-type="float">
            <text:p>19489648</text:p>
          </table:table-cell>
          <table:table-cell office:value-type="float" office:value="19491713" calcext:value-type="float">
            <text:p>194917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08419" calcext:value-type="float">
            <text:p>608419</text:p>
          </table:table-cell>
          <table:table-cell office:value-type="float" office:value="603941" calcext:value-type="float">
            <text:p>603941</text:p>
          </table:table-cell>
          <table:table-cell office:value-type="float" office:value="614553" calcext:value-type="float">
            <text:p>614553</text:p>
          </table:table-cell>
          <table:table-cell office:value-type="float" office:value="72220668" calcext:value-type="float">
            <text:p>72220668</text:p>
          </table:table-cell>
          <table:table-cell office:value-type="float" office:value="72127573" calcext:value-type="float">
            <text:p>72127573</text:p>
          </table:table-cell>
          <table:table-cell office:value-type="float" office:value="72380031" calcext:value-type="float">
            <text:p>72380031</text:p>
          </table:table-cell>
          <table:table-cell office:value-type="float" office:value="43309437" calcext:value-type="float">
            <text:p>43309437</text:p>
          </table:table-cell>
          <table:table-cell office:value-type="float" office:value="43306282" calcext:value-type="float">
            <text:p>43306282</text:p>
          </table:table-cell>
          <table:table-cell office:value-type="float" office:value="43311322" calcext:value-type="float">
            <text:p>433113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17467" calcext:value-type="float">
            <text:p>417467</text:p>
          </table:table-cell>
          <table:table-cell office:value-type="float" office:value="413243" calcext:value-type="float">
            <text:p>413243</text:p>
          </table:table-cell>
          <table:table-cell office:value-type="float" office:value="423497" calcext:value-type="float">
            <text:p>423497</text:p>
          </table:table-cell>
          <table:table-cell office:value-type="float" office:value="75748838" calcext:value-type="float">
            <text:p>75748838</text:p>
          </table:table-cell>
          <table:table-cell office:value-type="float" office:value="75743540" calcext:value-type="float">
            <text:p>75743540</text:p>
          </table:table-cell>
          <table:table-cell office:value-type="float" office:value="75755795" calcext:value-type="float">
            <text:p>75755795</text:p>
          </table:table-cell>
          <table:table-cell office:value-type="float" office:value="48560207" calcext:value-type="float">
            <text:p>48560207</text:p>
          </table:table-cell>
          <table:table-cell office:value-type="float" office:value="48557898" calcext:value-type="float">
            <text:p>48557898</text:p>
          </table:table-cell>
          <table:table-cell office:value-type="float" office:value="48562313" calcext:value-type="float">
            <text:p>48562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045823" calcext:value-type="float">
            <text:p>1045823</text:p>
          </table:table-cell>
          <table:table-cell office:value-type="float" office:value="1041593" calcext:value-type="float">
            <text:p>1041593</text:p>
          </table:table-cell>
          <table:table-cell office:value-type="float" office:value="1052150" calcext:value-type="float">
            <text:p>1052150</text:p>
          </table:table-cell>
          <table:table-cell office:value-type="float" office:value="65271527" calcext:value-type="float">
            <text:p>65271527</text:p>
          </table:table-cell>
          <table:table-cell office:value-type="float" office:value="65189688" calcext:value-type="float">
            <text:p>65189688</text:p>
          </table:table-cell>
          <table:table-cell office:value-type="float" office:value="65411792" calcext:value-type="float">
            <text:p>65411792</text:p>
          </table:table-cell>
          <table:table-cell office:value-type="float" office:value="38072414" calcext:value-type="float">
            <text:p>38072414</text:p>
          </table:table-cell>
          <table:table-cell office:value-type="float" office:value="38068866" calcext:value-type="float">
            <text:p>38068866</text:p>
          </table:table-cell>
          <table:table-cell office:value-type="float" office:value="38075798" calcext:value-type="float">
            <text:p>380757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10456" calcext:value-type="float">
            <text:p>710456</text:p>
          </table:table-cell>
          <table:table-cell office:value-type="float" office:value="706326" calcext:value-type="float">
            <text:p>706326</text:p>
          </table:table-cell>
          <table:table-cell office:value-type="float" office:value="716647" calcext:value-type="float">
            <text:p>716647</text:p>
          </table:table-cell>
          <table:table-cell office:value-type="float" office:value="73740760" calcext:value-type="float">
            <text:p>73740760</text:p>
          </table:table-cell>
          <table:table-cell office:value-type="float" office:value="73733470" calcext:value-type="float">
            <text:p>73733470</text:p>
          </table:table-cell>
          <table:table-cell office:value-type="float" office:value="73745613" calcext:value-type="float">
            <text:p>73745613</text:p>
          </table:table-cell>
          <table:table-cell office:value-type="float" office:value="45889272" calcext:value-type="float">
            <text:p>45889272</text:p>
          </table:table-cell>
          <table:table-cell office:value-type="float" office:value="45885720" calcext:value-type="float">
            <text:p>45885720</text:p>
          </table:table-cell>
          <table:table-cell office:value-type="float" office:value="45891838" calcext:value-type="float">
            <text:p>45891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045801" calcext:value-type="float">
            <text:p>1045801</text:p>
          </table:table-cell>
          <table:table-cell office:value-type="float" office:value="1041466" calcext:value-type="float">
            <text:p>1041466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48169356" calcext:value-type="float">
            <text:p>48169356</text:p>
          </table:table-cell>
          <table:table-cell office:value-type="float" office:value="48159808" calcext:value-type="float">
            <text:p>48159808</text:p>
          </table:table-cell>
          <table:table-cell office:value-type="float" office:value="48172095" calcext:value-type="float">
            <text:p>48172095</text:p>
          </table:table-cell>
          <table:table-cell office:value-type="float" office:value="29824720" calcext:value-type="float">
            <text:p>29824720</text:p>
          </table:table-cell>
          <table:table-cell office:value-type="float" office:value="29822810" calcext:value-type="float">
            <text:p>29822810</text:p>
          </table:table-cell>
          <table:table-cell office:value-type="float" office:value="29827963" calcext:value-type="float">
            <text:p>29827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10453" calcext:value-type="float">
            <text:p>710453</text:p>
          </table:table-cell>
          <table:table-cell office:value-type="float" office:value="706265" calcext:value-type="float">
            <text:p>706265</text:p>
          </table:table-cell>
          <table:table-cell office:value-type="float" office:value="716498" calcext:value-type="float">
            <text:p>716498</text:p>
          </table:table-cell>
          <table:table-cell office:value-type="float" office:value="57668500" calcext:value-type="float">
            <text:p>57668500</text:p>
          </table:table-cell>
          <table:table-cell office:value-type="float" office:value="57659938" calcext:value-type="float">
            <text:p>57659938</text:p>
          </table:table-cell>
          <table:table-cell office:value-type="float" office:value="57671733" calcext:value-type="float">
            <text:p>57671733</text:p>
          </table:table-cell>
          <table:table-cell office:value-type="float" office:value="38193656" calcext:value-type="float">
            <text:p>38193656</text:p>
          </table:table-cell>
          <table:table-cell office:value-type="float" office:value="38192319" calcext:value-type="float">
            <text:p>38192319</text:p>
          </table:table-cell>
          <table:table-cell office:value-type="float" office:value="38195609" calcext:value-type="float">
            <text:p>38195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045880" calcext:value-type="float">
            <text:p>1045880</text:p>
          </table:table-cell>
          <table:table-cell office:value-type="float" office:value="1041591" calcext:value-type="float">
            <text:p>1041591</text:p>
          </table:table-cell>
          <table:table-cell office:value-type="float" office:value="1052483" calcext:value-type="float">
            <text:p>1052483</text:p>
          </table:table-cell>
          <table:table-cell office:value-type="float" office:value="116507126" calcext:value-type="float">
            <text:p>116507126</text:p>
          </table:table-cell>
          <table:table-cell office:value-type="float" office:value="116371941" calcext:value-type="float">
            <text:p>116371941</text:p>
          </table:table-cell>
          <table:table-cell office:value-type="float" office:value="116604430" calcext:value-type="float">
            <text:p>116604430</text:p>
          </table:table-cell>
          <table:table-cell office:value-type="float" office:value="68527356" calcext:value-type="float">
            <text:p>68527356</text:p>
          </table:table-cell>
          <table:table-cell office:value-type="float" office:value="68522855" calcext:value-type="float">
            <text:p>68522855</text:p>
          </table:table-cell>
          <table:table-cell office:value-type="float" office:value="68529957" calcext:value-type="float">
            <text:p>685299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Full Results" table:style-name="ta1">
        <table:table-column table:style-name="co16" table:default-cell-style-name="ce40"/>
        <table:table-column table:style-name="co16" table:number-columns-repeated="2" table:default-cell-style-name="ce45"/>
        <table:table-column table:style-name="co17" table:default-cell-style-name="ce53"/>
        <table:table-column table:style-name="co18" table:default-cell-style-name="ce61"/>
        <table:table-column table:style-name="co16" table:number-columns-repeated="2" table:default-cell-style-name="ce57"/>
        <table:table-column table:style-name="co16" table:default-cell-style-name="ce53"/>
        <table:table-column table:style-name="co16" table:default-cell-style-name="ce61"/>
        <table:table-column table:style-name="co16" table:default-cell-style-name="Pivot_20_Table_20_Value"/>
        <table:table-column table:style-name="co16" table:default-cell-style-name="ce72"/>
        <table:table-column table:style-name="co16" table:default-cell-style-name="ce66"/>
        <table:table-column table:style-name="co19" table:default-cell-style-name="ce74"/>
        <table:table-column table:style-name="co18" table:default-cell-style-name="ce66"/>
        <table:table-column table:style-name="co20" table:default-cell-style-name="ce83"/>
        <table:table-row table:style-name="ro1">
          <table:table-cell table:style-name="ce36"/>
          <table:table-cell table:style-name="ce43"/>
          <table:table-cell table:style-name="ce49"/>
          <table:table-cell table:style-name="ce51" office:value-type="string" calcext:value-type="string">
            <text:p>Data</text:p>
          </table:table-cell>
          <table:table-cell table:style-name="ce51" office:value-type="string" calcext:value-type="string">
            <text:p>Implementation</text:p>
          </table:table-cell>
          <table:table-cell table:style-name="ce43" table:number-columns-repeated="9"/>
          <table:table-cell table:style-name="ce80"/>
        </table:table-row>
        <table:table-row table:style-name="ro1">
          <table:table-cell table:style-name="ce37"/>
          <table:table-cell table:style-name="Pivot_20_Table_20_Corner"/>
          <table:table-cell table:style-name="ce50"/>
          <table:table-cell table:style-name="ce52" office:value-type="string" calcext:value-type="string">
            <text:p>Sum - Key Generation [cycles] (mean)</text:p>
          </table:table-cell>
          <table:table-cell table:style-name="ce60"/>
          <table:table-cell table:style-name="ce52" office:value-type="string" calcext:value-type="string">
            <text:p>Sum - Sign [cycles] (mean)</text:p>
          </table:table-cell>
          <table:table-cell table:style-name="ce60"/>
          <table:table-cell table:style-name="ce52" office:value-type="string" calcext:value-type="string">
            <text:p>Sum - Verify [cycles] (mean)</text:p>
          </table:table-cell>
          <table:table-cell table:style-name="ce60"/>
          <table:table-cell table:style-name="ce52" office:value-type="string" calcext:value-type="string">
            <text:p>Sum - Key Generation [cycles] (mean)</text:p>
          </table:table-cell>
          <table:table-cell table:style-name="ce60"/>
          <table:table-cell table:style-name="ce52" office:value-type="string" calcext:value-type="string">
            <text:p>Sum - Sign [cycles] (mean)</text:p>
          </table:table-cell>
          <table:table-cell table:style-name="ce60"/>
          <table:table-cell table:style-name="ce52" office:value-type="string" calcext:value-type="string">
            <text:p>Sum - Verify [cycles] (mean)</text:p>
          </table:table-cell>
          <table:table-cell table:style-name="ce81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52" office:value-type="string" calcext:value-type="string">
            <text:p>ref</text:p>
          </table:table-cell>
          <table:table-cell table:style-name="ce60" office:value-type="string" calcext:value-type="string">
            <text:p>light</text:p>
          </table:table-cell>
          <table:table-cell table:style-name="ce52" office:value-type="string" calcext:value-type="string">
            <text:p>ref</text:p>
          </table:table-cell>
          <table:table-cell table:style-name="ce60" office:value-type="string" calcext:value-type="string">
            <text:p>light</text:p>
          </table:table-cell>
          <table:table-cell table:style-name="ce52" office:value-type="string" calcext:value-type="string">
            <text:p>ref</text:p>
          </table:table-cell>
          <table:table-cell table:style-name="ce60" office:value-type="string" calcext:value-type="string">
            <text:p>light</text:p>
          </table:table-cell>
          <table:table-cell table:style-name="ce52" office:value-type="string" calcext:value-type="string">
            <text:p>ref</text:p>
          </table:table-cell>
          <table:table-cell table:style-name="ce60" office:value-type="string" calcext:value-type="string">
            <text:p>light</text:p>
          </table:table-cell>
          <table:table-cell table:style-name="ce52" office:value-type="string" calcext:value-type="string">
            <text:p>ref</text:p>
          </table:table-cell>
          <table:table-cell table:style-name="ce60" office:value-type="string" calcext:value-type="string">
            <text:p>light</text:p>
          </table:table-cell>
          <table:table-cell table:style-name="ce52" office:value-type="string" calcext:value-type="string">
            <text:p>ref</text:p>
          </table:table-cell>
          <table:table-cell table:style-name="ce81" office:value-type="string" calcext:value-type="string">
            <text:p>ligh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400650" calcext:value-type="float">
            <text:p>400650</text:p>
          </table:table-cell>
          <table:table-cell office:value-type="float" office:value="533035" calcext:value-type="float">
            <text:p>533035</text:p>
          </table:table-cell>
          <table:table-cell table:style-name="ce56" office:value-type="float" office:value="38983168" calcext:value-type="float">
            <text:p>38983168</text:p>
          </table:table-cell>
          <table:table-cell table:style-name="ce56" office:value-type="float" office:value="34120251" calcext:value-type="float">
            <text:p>34120251</text:p>
          </table:table-cell>
          <table:table-cell office:value-type="float" office:value="18644695" calcext:value-type="float">
            <text:p>18644695</text:p>
          </table:table-cell>
          <table:table-cell office:value-type="float" office:value="17562824" calcext:value-type="float">
            <text:p>17562824</text:p>
          </table:table-cell>
          <table:table-cell table:style-name="ce65"/>
          <table:table-cell table:style-name="ce71" office:value-type="percentage" office:value="0.33042555846749" calcext:value-type="percentage">
            <text:p>33.04%</text:p>
          </table:table-cell>
          <table:table-cell/>
          <table:table-cell table:style-name="ce73" office:value-type="percentage" office:value="-0.124744017725804" calcext:value-type="percentage">
            <text:p>-12.47%</text:p>
          </table:table-cell>
          <table:table-cell/>
          <table:table-cell table:style-name="ce82" office:value-type="percentage" office:value="-0.0580256743272014" calcext:value-type="percentage">
            <text:p>-5.80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400623" calcext:value-type="float">
            <text:p>400623</text:p>
          </table:table-cell>
          <table:table-cell table:style-name="ce62" office:value-type="float" office:value="532939" calcext:value-type="float">
            <text:p>532939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16960322" calcext:value-type="float">
            <text:p>16960322</text:p>
          </table:table-cell>
          <table:table-cell table:style-name="ce54" office:value-type="float" office:value="11766667" calcext:value-type="float">
            <text:p>11766667</text:p>
          </table:table-cell>
          <table:table-cell table:style-name="ce62" office:value-type="float" office:value="9137844" calcext:value-type="float">
            <text:p>9137844</text:p>
          </table:table-cell>
          <table:table-cell/>
          <table:table-cell office:value-type="percentage" office:value="0.330275595759604" calcext:value-type="percentage">
            <text:p>33.03%</text:p>
          </table:table-cell>
          <table:table-cell table:style-name="ce67"/>
          <table:table-cell office:value-type="percentage" office:value="-0.200882649819055" calcext:value-type="percentage">
            <text:p>-20.09%</text:p>
          </table:table-cell>
          <table:table-cell table:style-name="ce67"/>
          <table:table-cell office:value-type="percentage" office:value="-0.22341271321777" calcext:value-type="percentage">
            <text:p>-22.34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400624" calcext:value-type="float">
            <text:p>400624</text:p>
          </table:table-cell>
          <table:table-cell table:style-name="ce63" office:value-type="float" office:value="532914" calcext:value-type="float">
            <text:p>532914</text:p>
          </table:table-cell>
          <table:table-cell office:value-type="float" office:value="76715899" calcext:value-type="float">
            <text:p>76715899</text:p>
          </table:table-cell>
          <table:table-cell office:value-type="float" office:value="68318381" calcext:value-type="float">
            <text:p>68318381</text:p>
          </table:table-cell>
          <table:table-cell table:style-name="ce55" office:value-type="float" office:value="36498517" calcext:value-type="float">
            <text:p>36498517</text:p>
          </table:table-cell>
          <table:table-cell table:style-name="ce63" office:value-type="float" office:value="35735066" calcext:value-type="float">
            <text:p>35735066</text:p>
          </table:table-cell>
          <table:table-cell/>
          <table:table-cell office:value-type="percentage" office:value="0.330209872598746" calcext:value-type="percentage">
            <text:p>33.02%</text:p>
          </table:table-cell>
          <table:table-cell table:style-name="ce68"/>
          <table:table-cell table:style-name="ce76" office:value-type="percentage" office:value="-0.109462550911383" calcext:value-type="percentage">
            <text:p>-10.95%</text:p>
          </table:table-cell>
          <table:table-cell table:style-name="ce68"/>
          <table:table-cell table:style-name="ce84" office:value-type="percentage" office:value="-0.020917315626824" calcext:value-type="percentage">
            <text:p>-2.0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964686" calcext:value-type="float">
            <text:p>964686</text:p>
          </table:table-cell>
          <table:table-cell table:style-name="ce56" office:value-type="float" office:value="1215678" calcext:value-type="float">
            <text:p>1215678</text:p>
          </table:table-cell>
          <table:table-cell table:style-name="ce53" office:value-type="float" office:value="92882590" calcext:value-type="float">
            <text:p>92882590</text:p>
          </table:table-cell>
          <table:table-cell table:style-name="ce61" office:value-type="float" office:value="75630928" calcext:value-type="float">
            <text:p>75630928</text:p>
          </table:table-cell>
          <table:table-cell table:style-name="ce56" office:value-type="float" office:value="41773187" calcext:value-type="float">
            <text:p>41773187</text:p>
          </table:table-cell>
          <table:table-cell table:style-name="ce56" office:value-type="float" office:value="37577959" calcext:value-type="float">
            <text:p>37577959</text:p>
          </table:table-cell>
          <table:table-cell table:style-name="ce66"/>
          <table:table-cell table:style-name="ce73" office:value-type="percentage" office:value="0.260179996392609" calcext:value-type="percentage">
            <text:p>26.02%</text:p>
          </table:table-cell>
          <table:table-cell table:style-name="ce65"/>
          <table:table-cell table:style-name="ce71" office:value-type="percentage" office:value="-0.185736228931601" calcext:value-type="percentage">
            <text:p>-18.57%</text:p>
          </table:table-cell>
          <table:table-cell/>
          <table:table-cell table:style-name="ce82" office:value-type="percentage" office:value="-0.10042872716415" calcext:value-type="percentage">
            <text:p>-10.04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7" office:value-type="float" office:value="964827" calcext:value-type="float">
            <text:p>964827</text:p>
          </table:table-cell>
          <table:table-cell table:style-name="ce57" office:value-type="float" office:value="1215868" calcext:value-type="float">
            <text:p>1215868</text:p>
          </table:table-cell>
          <table:table-cell table:style-name="ce54" office:value-type="float" office:value="53999005" calcext:value-type="float">
            <text:p>53999005</text:p>
          </table:table-cell>
          <table:table-cell table:style-name="ce62" office:value-type="float" office:value="41661044" calcext:value-type="float">
            <text:p>41661044</text:p>
          </table:table-cell>
          <table:table-cell table:style-name="ce57" office:value-type="float" office:value="31198630" calcext:value-type="float">
            <text:p>31198630</text:p>
          </table:table-cell>
          <table:table-cell table:style-name="ce57" office:value-type="float" office:value="22836347" calcext:value-type="float">
            <text:p>22836347</text:p>
          </table:table-cell>
          <table:table-cell table:style-name="ce67"/>
          <table:table-cell table:style-name="ce74" office:value-type="percentage" office:value="0.260192759945565" calcext:value-type="percentage">
            <text:p>26.02%</text:p>
          </table:table-cell>
          <table:table-cell table:style-name="Pivot_20_Table_20_Value"/>
          <table:table-cell table:style-name="ce72" office:value-type="percentage" office:value="-0.228484969306379" calcext:value-type="percentage">
            <text:p>-22.85%</text:p>
          </table:table-cell>
          <table:table-cell table:style-name="ce67"/>
          <table:table-cell office:value-type="percentage" office:value="-0.268033660452398" calcext:value-type="percentage">
            <text:p>-26.80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216093" calcext:value-type="float">
            <text:p>1216093</text:p>
          </table:table-cell>
          <table:table-cell table:style-name="ce55" office:value-type="float" office:value="0" calcext:value-type="float">
            <text:p>0</text:p>
          </table:table-cell>
          <table:table-cell table:style-name="ce63" office:value-type="float" office:value="113377161" calcext:value-type="float">
            <text:p>11337716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5350116" calcext:value-type="float">
            <text:p>55350116</text:p>
          </table:table-cell>
          <table:table-cell table:style-name="ce68"/>
          <table:table-cell table:style-name="ce75" table:formula="of:#VALUE!" office:value-type="string" office:string-value="" calcext:value-type="error">
            <text:p>#VALUE!</text:p>
          </table:table-cell>
          <table:table-cell table:style-name="ce69"/>
          <table:table-cell table:style-name="ce69" table:formula="of:#VALUE!" office:value-type="string" office:string-value="" calcext:value-type="error">
            <text:p>#VALUE!</text:p>
          </table:table-cell>
          <table:table-cell table:style-name="ce68"/>
          <table:table-cell table:style-name="ce85" table:formula="of:#VALUE!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office:value-type="float" office:value="2170941" calcext:value-type="float">
            <text:p>217094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29555783" calcext:value-type="float">
            <text:p>129555783</text:p>
          </table:table-cell>
          <table:table-cell office:value-type="float" office:value="0" calcext:value-type="float">
            <text:p>0</text:p>
          </table:table-cell>
          <table:table-cell office:value-type="float" office:value="64152260" calcext:value-type="float">
            <text:p>64152260</text:p>
          </table:table-cell>
          <table:table-cell table:style-name="ce65"/>
          <table:table-cell table:style-name="ce65" table:formula="of:#VALUE!" office:value-type="string" office:string-value="" calcext:value-type="error">
            <text:p>#VALUE!</text:p>
          </table:table-cell>
          <table:table-cell/>
          <table:table-cell table:style-name="ce79" table:formula="of:#VALUE!" office:value-type="string" office:string-value="" calcext:value-type="error">
            <text:p>#VALUE!</text:p>
          </table:table-cell>
          <table:table-cell/>
          <table:table-cell table:style-name="ce86" table:formula="of:#VALUE!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1672453" calcext:value-type="float">
            <text:p>1672453</text:p>
          </table:table-cell>
          <table:table-cell table:style-name="ce62" office:value-type="float" office:value="2170498" calcext:value-type="float">
            <text:p>2170498</text:p>
          </table:table-cell>
          <table:table-cell office:value-type="float" office:value="108904803" calcext:value-type="float">
            <text:p>108904803</text:p>
          </table:table-cell>
          <table:table-cell office:value-type="float" office:value="74228546" calcext:value-type="float">
            <text:p>74228546</text:p>
          </table:table-cell>
          <table:table-cell table:style-name="ce54" office:value-type="float" office:value="58704832" calcext:value-type="float">
            <text:p>58704832</text:p>
          </table:table-cell>
          <table:table-cell table:style-name="ce62" office:value-type="float" office:value="41267312" calcext:value-type="float">
            <text:p>41267312</text:p>
          </table:table-cell>
          <table:table-cell/>
          <table:table-cell office:value-type="percentage" office:value="0.297793121839597" calcext:value-type="percentage">
            <text:p>29.78%</text:p>
          </table:table-cell>
          <table:table-cell table:style-name="ce67"/>
          <table:table-cell office:value-type="percentage" office:value="-0.318408885969887" calcext:value-type="percentage">
            <text:p>-31.84%</text:p>
          </table:table-cell>
          <table:table-cell table:style-name="ce67"/>
          <table:table-cell office:value-type="percentage" office:value="-0.297037218333237" calcext:value-type="percentage">
            <text:p>-29.70%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0" calcext:value-type="float">
            <text:p>0</text:p>
          </table:table-cell>
          <table:table-cell table:style-name="ce63" office:value-type="float" office:value="2170472" calcext:value-type="float">
            <text:p>217047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99844509" calcext:value-type="float">
            <text:p>199844509</text:p>
          </table:table-cell>
          <table:table-cell table:style-name="ce55" office:value-type="float" office:value="0" calcext:value-type="float">
            <text:p>0</text:p>
          </table:table-cell>
          <table:table-cell table:style-name="ce63" office:value-type="float" office:value="101535235" calcext:value-type="float">
            <text:p>101535235</text:p>
          </table:table-cell>
          <table:table-cell table:style-name="ce69"/>
          <table:table-cell table:style-name="ce69" table:formula="of:#VALUE!" office:value-type="string" office:string-value="" calcext:value-type="error">
            <text:p>#VALUE!</text:p>
          </table:table-cell>
          <table:table-cell table:style-name="ce68"/>
          <table:table-cell table:style-name="ce75" table:formula="of:#VALUE!" office:value-type="string" office:string-value="" calcext:value-type="error">
            <text:p>#VALUE!</text:p>
          </table:table-cell>
          <table:table-cell table:style-name="ce68"/>
          <table:table-cell table:style-name="ce85" table:formula="of:#VALUE!" office:value-type="string" office:string-value="" calcext:value-type="error">
            <text:p>#VALUE!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196606" calcext:value-type="float">
            <text:p>196606</text:p>
          </table:table-cell>
          <table:table-cell table:style-name="ce56" office:value-type="float" office:value="283124" calcext:value-type="float">
            <text:p>283124</text:p>
          </table:table-cell>
          <table:table-cell table:style-name="ce53" office:value-type="float" office:value="26038462" calcext:value-type="float">
            <text:p>26038462</text:p>
          </table:table-cell>
          <table:table-cell table:style-name="ce61" office:value-type="float" office:value="26731556" calcext:value-type="float">
            <text:p>26731556</text:p>
          </table:table-cell>
          <table:table-cell table:style-name="ce56" office:value-type="float" office:value="15931333" calcext:value-type="float">
            <text:p>15931333</text:p>
          </table:table-cell>
          <table:table-cell table:style-name="ce56" office:value-type="float" office:value="14669184" calcext:value-type="float">
            <text:p>14669184</text:p>
          </table:table-cell>
          <table:table-cell table:style-name="ce66"/>
          <table:table-cell table:style-name="ce73" office:value-type="percentage" office:value="0.440057780535691" calcext:value-type="percentage">
            <text:p>44.01%</text:p>
          </table:table-cell>
          <table:table-cell table:style-name="ce65"/>
          <table:table-cell table:style-name="ce71" office:value-type="percentage" office:value="0.0266180852002703" calcext:value-type="percentage">
            <text:p>2.66%</text:p>
          </table:table-cell>
          <table:table-cell/>
          <table:table-cell table:style-name="ce82" office:value-type="percentage" office:value="-0.0792243185174775" calcext:value-type="percentage">
            <text:p>-7.92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7" office:value-type="float" office:value="196637" calcext:value-type="float">
            <text:p>196637</text:p>
          </table:table-cell>
          <table:table-cell table:style-name="ce57" office:value-type="float" office:value="283225" calcext:value-type="float">
            <text:p>283225</text:p>
          </table:table-cell>
          <table:table-cell table:style-name="ce54" office:value-type="float" office:value="12417006" calcext:value-type="float">
            <text:p>12417006</text:p>
          </table:table-cell>
          <table:table-cell table:style-name="ce62" office:value-type="float" office:value="11693338" calcext:value-type="float">
            <text:p>11693338</text:p>
          </table:table-cell>
          <table:table-cell table:style-name="ce57" office:value-type="float" office:value="7770754" calcext:value-type="float">
            <text:p>7770754</text:p>
          </table:table-cell>
          <table:table-cell table:style-name="ce57" office:value-type="float" office:value="6659766" calcext:value-type="float">
            <text:p>6659766</text:p>
          </table:table-cell>
          <table:table-cell table:style-name="ce67"/>
          <table:table-cell table:style-name="ce74" office:value-type="percentage" office:value="0.440344390933548" calcext:value-type="percentage">
            <text:p>44.03%</text:p>
          </table:table-cell>
          <table:table-cell table:style-name="Pivot_20_Table_20_Value"/>
          <table:table-cell table:style-name="ce72" office:value-type="percentage" office:value="-0.058280393840512" calcext:value-type="percentage">
            <text:p>-5.83%</text:p>
          </table:table-cell>
          <table:table-cell table:style-name="ce67"/>
          <table:table-cell office:value-type="percentage" office:value="-0.142970424749001" calcext:value-type="percentage">
            <text:p>-14.30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7" office:value-type="float" office:value="196599" calcext:value-type="float">
            <text:p>196599</text:p>
          </table:table-cell>
          <table:table-cell table:style-name="ce57" office:value-type="float" office:value="283123" calcext:value-type="float">
            <text:p>283123</text:p>
          </table:table-cell>
          <table:table-cell table:style-name="ce55" office:value-type="float" office:value="51828623" calcext:value-type="float">
            <text:p>51828623</text:p>
          </table:table-cell>
          <table:table-cell table:style-name="ce63" office:value-type="float" office:value="53083412" calcext:value-type="float">
            <text:p>53083412</text:p>
          </table:table-cell>
          <table:table-cell table:style-name="ce57" office:value-type="float" office:value="31857047" calcext:value-type="float">
            <text:p>31857047</text:p>
          </table:table-cell>
          <table:table-cell table:style-name="ce57" office:value-type="float" office:value="29598468" calcext:value-type="float">
            <text:p>29598468</text:p>
          </table:table-cell>
          <table:table-cell table:style-name="ce68"/>
          <table:table-cell table:style-name="ce76" office:value-type="percentage" office:value="0.440103967975422" calcext:value-type="percentage">
            <text:p>44.01%</text:p>
          </table:table-cell>
          <table:table-cell table:style-name="Pivot_20_Table_20_Value"/>
          <table:table-cell table:style-name="ce72" office:value-type="percentage" office:value="0.0242103480156129" calcext:value-type="percentage">
            <text:p>2.42%</text:p>
          </table:table-cell>
          <table:table-cell table:style-name="ce68"/>
          <table:table-cell table:style-name="ce84" office:value-type="percentage" office:value="-0.0708973119824948" calcext:value-type="percentage">
            <text:p>-7.0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417451" calcext:value-type="float">
            <text:p>417451</text:p>
          </table:table-cell>
          <table:table-cell office:value-type="float" office:value="608372" calcext:value-type="float">
            <text:p>608372</text:p>
          </table:table-cell>
          <table:table-cell table:style-name="ce56" office:value-type="float" office:value="40330421" calcext:value-type="float">
            <text:p>40330421</text:p>
          </table:table-cell>
          <table:table-cell table:style-name="ce56" office:value-type="float" office:value="38239050" calcext:value-type="float">
            <text:p>38239050</text:p>
          </table:table-cell>
          <table:table-cell office:value-type="float" office:value="25540174" calcext:value-type="float">
            <text:p>25540174</text:p>
          </table:table-cell>
          <table:table-cell office:value-type="float" office:value="22093984" calcext:value-type="float">
            <text:p>22093984</text:p>
          </table:table-cell>
          <table:table-cell table:style-name="ce65"/>
          <table:table-cell table:style-name="ce71" office:value-type="percentage" office:value="0.457349485328817" calcext:value-type="percentage">
            <text:p>45.73%</text:p>
          </table:table-cell>
          <table:table-cell/>
          <table:table-cell table:style-name="ce73" office:value-type="percentage" office:value="-0.05185591789384" calcext:value-type="percentage">
            <text:p>-5.19%</text:p>
          </table:table-cell>
          <table:table-cell/>
          <table:table-cell table:style-name="ce82" office:value-type="percentage" office:value="-0.134932126930694" calcext:value-type="percentage">
            <text:p>-13.49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417483" calcext:value-type="float">
            <text:p>417483</text:p>
          </table:table-cell>
          <table:table-cell table:style-name="ce62" office:value-type="float" office:value="608412" calcext:value-type="float">
            <text:p>608412</text:p>
          </table:table-cell>
          <table:table-cell office:value-type="float" office:value="29894607" calcext:value-type="float">
            <text:p>29894607</text:p>
          </table:table-cell>
          <table:table-cell office:value-type="float" office:value="26456748" calcext:value-type="float">
            <text:p>26456748</text:p>
          </table:table-cell>
          <table:table-cell table:style-name="ce54" office:value-type="float" office:value="19490890" calcext:value-type="float">
            <text:p>19490890</text:p>
          </table:table-cell>
          <table:table-cell table:style-name="ce62" office:value-type="float" office:value="16045373" calcext:value-type="float">
            <text:p>16045373</text:p>
          </table:table-cell>
          <table:table-cell/>
          <table:table-cell office:value-type="percentage" office:value="0.457333592026502" calcext:value-type="percentage">
            <text:p>45.73%</text:p>
          </table:table-cell>
          <table:table-cell table:style-name="ce67"/>
          <table:table-cell office:value-type="percentage" office:value="-0.114999304055076" calcext:value-type="percentage">
            <text:p>-11.50%</text:p>
          </table:table-cell>
          <table:table-cell table:style-name="ce67"/>
          <table:table-cell office:value-type="percentage" office:value="-0.176775765498651" calcext:value-type="percentage">
            <text:p>-17.68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417467" calcext:value-type="float">
            <text:p>417467</text:p>
          </table:table-cell>
          <table:table-cell table:style-name="ce63" office:value-type="float" office:value="608419" calcext:value-type="float">
            <text:p>608419</text:p>
          </table:table-cell>
          <table:table-cell table:style-name="ce58" office:value-type="float" office:value="75748838" calcext:value-type="float">
            <text:p>75748838</text:p>
          </table:table-cell>
          <table:table-cell table:style-name="ce58" office:value-type="float" office:value="72220668" calcext:value-type="float">
            <text:p>72220668</text:p>
          </table:table-cell>
          <table:table-cell table:style-name="ce55" office:value-type="float" office:value="48560207" calcext:value-type="float">
            <text:p>48560207</text:p>
          </table:table-cell>
          <table:table-cell table:style-name="ce63" office:value-type="float" office:value="43309437" calcext:value-type="float">
            <text:p>43309437</text:p>
          </table:table-cell>
          <table:table-cell table:style-name="ce69"/>
          <table:table-cell table:style-name="ce77" office:value-type="percentage" office:value="0.457406214143872" calcext:value-type="percentage">
            <text:p>45.74%</text:p>
          </table:table-cell>
          <table:table-cell table:style-name="ce68"/>
          <table:table-cell table:style-name="ce76" office:value-type="percentage" office:value="-0.0465772161415862" calcext:value-type="percentage">
            <text:p>-4.66%</text:p>
          </table:table-cell>
          <table:table-cell table:style-name="ce68"/>
          <table:table-cell table:style-name="ce84" office:value-type="percentage" office:value="-0.108129069548653" calcext:value-type="percentage">
            <text:p>-10.81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710456" calcext:value-type="float">
            <text:p>710456</text:p>
          </table:table-cell>
          <table:table-cell office:value-type="float" office:value="1045823" calcext:value-type="float">
            <text:p>1045823</text:p>
          </table:table-cell>
          <table:table-cell table:style-name="ce53" office:value-type="float" office:value="73740760" calcext:value-type="float">
            <text:p>73740760</text:p>
          </table:table-cell>
          <table:table-cell table:style-name="ce61" office:value-type="float" office:value="65271527" calcext:value-type="float">
            <text:p>65271527</text:p>
          </table:table-cell>
          <table:table-cell office:value-type="float" office:value="45889272" calcext:value-type="float">
            <text:p>45889272</text:p>
          </table:table-cell>
          <table:table-cell office:value-type="float" office:value="38072414" calcext:value-type="float">
            <text:p>38072414</text:p>
          </table:table-cell>
          <table:table-cell table:style-name="ce66"/>
          <table:table-cell table:style-name="ce73" office:value-type="percentage" office:value="0.472044714943642" calcext:value-type="percentage">
            <text:p>47.20%</text:p>
          </table:table-cell>
          <table:table-cell/>
          <table:table-cell table:style-name="ce73" office:value-type="percentage" office:value="-0.114851447150802" calcext:value-type="percentage">
            <text:p>-11.49%</text:p>
          </table:table-cell>
          <table:table-cell/>
          <table:table-cell table:style-name="ce82" office:value-type="percentage" office:value="-0.170341730415771" calcext:value-type="percentage">
            <text:p>-17.03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710453" calcext:value-type="float">
            <text:p>710453</text:p>
          </table:table-cell>
          <table:table-cell table:style-name="ce62" office:value-type="float" office:value="1045801" calcext:value-type="float">
            <text:p>1045801</text:p>
          </table:table-cell>
          <table:table-cell table:style-name="ce54" office:value-type="float" office:value="57668500" calcext:value-type="float">
            <text:p>57668500</text:p>
          </table:table-cell>
          <table:table-cell table:style-name="ce62" office:value-type="float" office:value="48169356" calcext:value-type="float">
            <text:p>48169356</text:p>
          </table:table-cell>
          <table:table-cell table:style-name="ce54" office:value-type="float" office:value="38193656" calcext:value-type="float">
            <text:p>38193656</text:p>
          </table:table-cell>
          <table:table-cell table:style-name="ce62" office:value-type="float" office:value="29824720" calcext:value-type="float">
            <text:p>29824720</text:p>
          </table:table-cell>
          <table:table-cell table:style-name="ce67"/>
          <table:table-cell table:style-name="ce74" office:value-type="percentage" office:value="0.472019964726731" calcext:value-type="percentage">
            <text:p>47.20%</text:p>
          </table:table-cell>
          <table:table-cell table:style-name="ce67"/>
          <table:table-cell office:value-type="percentage" office:value="-0.164719803705663" calcext:value-type="percentage">
            <text:p>-16.47%</text:p>
          </table:table-cell>
          <table:table-cell table:style-name="ce67"/>
          <table:table-cell office:value-type="percentage" office:value="-0.219118483970217" calcext:value-type="percentage">
            <text:p>-21.91%</text:p>
          </table:table-cell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float" office:value="1045880" calcext:value-type="float">
            <text:p>1045880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float" office:value="116507126" calcext:value-type="float">
            <text:p>116507126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float" office:value="68527356" calcext:value-type="float">
            <text:p>68527356</text:p>
          </table:table-cell>
          <table:table-cell table:style-name="ce70"/>
          <table:table-cell table:style-name="ce78" table:formula="of:#VALUE!" office:value-type="string" office:string-value="" calcext:value-type="error">
            <text:p>#VALUE!</text:p>
          </table:table-cell>
          <table:table-cell table:style-name="ce70"/>
          <table:table-cell table:style-name="ce78" table:formula="of:#VALUE!" office:value-type="string" office:string-value="" calcext:value-type="error">
            <text:p>#VALUE!</text:p>
          </table:table-cell>
          <table:table-cell table:style-name="ce70"/>
          <table:table-cell table:style-name="ce87" table:formula="of:#VALUE!" office:value-type="string" office:string-value="" calcext:value-type="error">
            <text:p>#VALUE!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36.888cm" svg:height="20.749cm" svg:x="20.395cm" svg:y="0.766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1" table:default-cell-style-name="ce57"/>
        <table:table-column table:style-name="co16" table:default-cell-style-name="ce57"/>
        <table:table-column table:style-name="co16" table:default-cell-style-name="ce98"/>
        <table:table-row table:style-name="ro1">
          <table:table-cell table:style-name="ce36" office:value-type="string" calcext:value-type="string">
            <text:p>Sum - Key Generation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93"/>
          <table:table-cell table:style-name="ce96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91" office:value-type="string" calcext:value-type="string">
            <text:p>light</text:p>
          </table:table-cell>
          <table:table-cell table:style-name="ce94" office:value-type="string" calcext:value-type="string">
            <text:p>ref</text:p>
          </table:table-cell>
          <table:table-cell table:style-name="ce97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533035" calcext:value-type="float">
            <text:p>533035</text:p>
          </table:table-cell>
          <table:table-cell table:style-name="ce61" office:value-type="float" office:value="400650" calcext:value-type="float">
            <text:p>400650</text:p>
          </table:table-cell>
          <table:table-cell office:value-type="float" office:value="933685" calcext:value-type="float">
            <text:p>933685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532939" calcext:value-type="float">
            <text:p>532939</text:p>
          </table:table-cell>
          <table:table-cell table:style-name="ce62" office:value-type="float" office:value="400623" calcext:value-type="float">
            <text:p>400623</text:p>
          </table:table-cell>
          <table:table-cell table:style-name="ce99" office:value-type="float" office:value="933562" calcext:value-type="float">
            <text:p>933562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532914" calcext:value-type="float">
            <text:p>532914</text:p>
          </table:table-cell>
          <table:table-cell table:style-name="ce63" office:value-type="float" office:value="400624" calcext:value-type="float">
            <text:p>400624</text:p>
          </table:table-cell>
          <table:table-cell table:style-name="ce100" office:value-type="float" office:value="933538" calcext:value-type="float">
            <text:p>9335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1215678" calcext:value-type="float">
            <text:p>1215678</text:p>
          </table:table-cell>
          <table:table-cell table:style-name="ce56" office:value-type="float" office:value="964686" calcext:value-type="float">
            <text:p>964686</text:p>
          </table:table-cell>
          <table:table-cell office:value-type="float" office:value="2180364" calcext:value-type="float">
            <text:p>2180364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215868" calcext:value-type="float">
            <text:p>1215868</text:p>
          </table:table-cell>
          <table:table-cell office:value-type="float" office:value="964827" calcext:value-type="float">
            <text:p>964827</text:p>
          </table:table-cell>
          <table:table-cell table:style-name="ce99" office:value-type="float" office:value="2180695" calcext:value-type="float">
            <text:p>218069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1216093" calcext:value-type="float">
            <text:p>1216093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1216093" calcext:value-type="float">
            <text:p>12160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2170941" calcext:value-type="float">
            <text:p>217094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170941" calcext:value-type="float">
            <text:p>2170941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2170498" calcext:value-type="float">
            <text:p>2170498</text:p>
          </table:table-cell>
          <table:table-cell table:style-name="ce62" office:value-type="float" office:value="1672453" calcext:value-type="float">
            <text:p>1672453</text:p>
          </table:table-cell>
          <table:table-cell table:style-name="ce99" office:value-type="float" office:value="3842951" calcext:value-type="float">
            <text:p>3842951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2170472" calcext:value-type="float">
            <text:p>2170472</text:p>
          </table:table-cell>
          <table:table-cell table:style-name="ce63" office:value-type="float" office:value="0" calcext:value-type="float">
            <text:p>0</text:p>
          </table:table-cell>
          <table:table-cell table:style-name="ce100" office:value-type="float" office:value="2170472" calcext:value-type="float">
            <text:p>2170472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283124" calcext:value-type="float">
            <text:p>283124</text:p>
          </table:table-cell>
          <table:table-cell table:style-name="ce56" office:value-type="float" office:value="196606" calcext:value-type="float">
            <text:p>196606</text:p>
          </table:table-cell>
          <table:table-cell office:value-type="float" office:value="479730" calcext:value-type="float">
            <text:p>479730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83225" calcext:value-type="float">
            <text:p>283225</text:p>
          </table:table-cell>
          <table:table-cell office:value-type="float" office:value="196637" calcext:value-type="float">
            <text:p>196637</text:p>
          </table:table-cell>
          <table:table-cell table:style-name="ce99" office:value-type="float" office:value="479862" calcext:value-type="float">
            <text:p>479862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283123" calcext:value-type="float">
            <text:p>283123</text:p>
          </table:table-cell>
          <table:table-cell office:value-type="float" office:value="196599" calcext:value-type="float">
            <text:p>196599</text:p>
          </table:table-cell>
          <table:table-cell table:style-name="ce100" office:value-type="float" office:value="479722" calcext:value-type="float">
            <text:p>4797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608372" calcext:value-type="float">
            <text:p>608372</text:p>
          </table:table-cell>
          <table:table-cell table:style-name="ce61" office:value-type="float" office:value="417451" calcext:value-type="float">
            <text:p>417451</text:p>
          </table:table-cell>
          <table:table-cell office:value-type="float" office:value="1025823" calcext:value-type="float">
            <text:p>1025823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608412" calcext:value-type="float">
            <text:p>608412</text:p>
          </table:table-cell>
          <table:table-cell table:style-name="ce62" office:value-type="float" office:value="417483" calcext:value-type="float">
            <text:p>417483</text:p>
          </table:table-cell>
          <table:table-cell table:style-name="ce99" office:value-type="float" office:value="1025895" calcext:value-type="float">
            <text:p>102589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608419" calcext:value-type="float">
            <text:p>608419</text:p>
          </table:table-cell>
          <table:table-cell table:style-name="ce63" office:value-type="float" office:value="417467" calcext:value-type="float">
            <text:p>417467</text:p>
          </table:table-cell>
          <table:table-cell table:style-name="ce100" office:value-type="float" office:value="1025886" calcext:value-type="float">
            <text:p>10258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1045823" calcext:value-type="float">
            <text:p>1045823</text:p>
          </table:table-cell>
          <table:table-cell table:style-name="ce56" office:value-type="float" office:value="710456" calcext:value-type="float">
            <text:p>710456</text:p>
          </table:table-cell>
          <table:table-cell office:value-type="float" office:value="1756279" calcext:value-type="float">
            <text:p>175627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045801" calcext:value-type="float">
            <text:p>1045801</text:p>
          </table:table-cell>
          <table:table-cell office:value-type="float" office:value="710453" calcext:value-type="float">
            <text:p>710453</text:p>
          </table:table-cell>
          <table:table-cell table:style-name="ce99" office:value-type="float" office:value="1756254" calcext:value-type="float">
            <text:p>1756254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1045880" calcext:value-type="float">
            <text:p>1045880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1045880" calcext:value-type="float">
            <text:p>1045880</text:p>
          </table:table-cell>
        </table:table-row>
        <table:table-row table:style-name="ro1">
          <table:table-cell table:style-name="ce88" office:value-type="string" calcext:value-type="string">
            <text:p>Total Result</text:p>
          </table:table-cell>
          <table:table-cell table:style-name="ce89"/>
          <table:table-cell table:style-name="ce90"/>
          <table:table-cell table:style-name="ce92" office:value-type="float" office:value="17570617" calcext:value-type="float">
            <text:p>17570617</text:p>
          </table:table-cell>
          <table:table-cell table:style-name="ce95" office:value-type="float" office:value="8067015" calcext:value-type="float">
            <text:p>8067015</text:p>
          </table:table-cell>
          <table:table-cell table:style-name="ce101" office:value-type="float" office:value="25637632" calcext:value-type="float">
            <text:p>25637632</text:p>
          </table:table-cell>
        </table:table-row>
      </table:table>
      <table:table table:name="Signing" table:style-name="ta1">
        <table:shapes>
          <draw:frame draw:z-index="0" draw:style-name="gr1" draw:text-style-name="P1" svg:width="36.381cm" svg:height="20.463cm" svg:x="19.899cm" svg:y="0.977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2" table:default-cell-style-name="ce57"/>
        <table:table-column table:style-name="co16" table:default-cell-style-name="ce57"/>
        <table:table-column table:style-name="co16" table:default-cell-style-name="ce98"/>
        <table:table-row table:style-name="ro1">
          <table:table-cell table:style-name="ce36" office:value-type="string" calcext:value-type="string">
            <text:p>Sum - Sign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93"/>
          <table:table-cell table:style-name="ce96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91" office:value-type="string" calcext:value-type="string">
            <text:p>light</text:p>
          </table:table-cell>
          <table:table-cell table:style-name="ce94" office:value-type="string" calcext:value-type="string">
            <text:p>ref</text:p>
          </table:table-cell>
          <table:table-cell table:style-name="ce97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34120251" calcext:value-type="float">
            <text:p>34120251</text:p>
          </table:table-cell>
          <table:table-cell table:style-name="ce61" office:value-type="float" office:value="38983168" calcext:value-type="float">
            <text:p>38983168</text:p>
          </table:table-cell>
          <table:table-cell office:value-type="float" office:value="73103419" calcext:value-type="float">
            <text:p>7310341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16960322" calcext:value-type="float">
            <text:p>16960322</text:p>
          </table:table-cell>
          <table:table-cell table:style-name="ce62" office:value-type="float" office:value="21223819" calcext:value-type="float">
            <text:p>21223819</text:p>
          </table:table-cell>
          <table:table-cell table:style-name="ce99" office:value-type="float" office:value="38184141" calcext:value-type="float">
            <text:p>38184141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68318381" calcext:value-type="float">
            <text:p>68318381</text:p>
          </table:table-cell>
          <table:table-cell table:style-name="ce63" office:value-type="float" office:value="76715899" calcext:value-type="float">
            <text:p>76715899</text:p>
          </table:table-cell>
          <table:table-cell table:style-name="ce100" office:value-type="float" office:value="145034280" calcext:value-type="float">
            <text:p>1450342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75630928" calcext:value-type="float">
            <text:p>75630928</text:p>
          </table:table-cell>
          <table:table-cell table:style-name="ce56" office:value-type="float" office:value="92882590" calcext:value-type="float">
            <text:p>92882590</text:p>
          </table:table-cell>
          <table:table-cell office:value-type="float" office:value="168513518" calcext:value-type="float">
            <text:p>16851351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41661044" calcext:value-type="float">
            <text:p>41661044</text:p>
          </table:table-cell>
          <table:table-cell office:value-type="float" office:value="53999005" calcext:value-type="float">
            <text:p>53999005</text:p>
          </table:table-cell>
          <table:table-cell table:style-name="ce99" office:value-type="float" office:value="95660049" calcext:value-type="float">
            <text:p>95660049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113377161" calcext:value-type="float">
            <text:p>113377161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113377161" calcext:value-type="float">
            <text:p>1133771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129555783" calcext:value-type="float">
            <text:p>129555783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29555783" calcext:value-type="float">
            <text:p>129555783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74228546" calcext:value-type="float">
            <text:p>74228546</text:p>
          </table:table-cell>
          <table:table-cell table:style-name="ce62" office:value-type="float" office:value="108904803" calcext:value-type="float">
            <text:p>108904803</text:p>
          </table:table-cell>
          <table:table-cell table:style-name="ce99" office:value-type="float" office:value="183133349" calcext:value-type="float">
            <text:p>183133349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199844509" calcext:value-type="float">
            <text:p>199844509</text:p>
          </table:table-cell>
          <table:table-cell table:style-name="ce63" office:value-type="float" office:value="0" calcext:value-type="float">
            <text:p>0</text:p>
          </table:table-cell>
          <table:table-cell table:style-name="ce100" office:value-type="float" office:value="199844509" calcext:value-type="float">
            <text:p>199844509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26731556" calcext:value-type="float">
            <text:p>26731556</text:p>
          </table:table-cell>
          <table:table-cell table:style-name="ce56" office:value-type="float" office:value="26038462" calcext:value-type="float">
            <text:p>26038462</text:p>
          </table:table-cell>
          <table:table-cell office:value-type="float" office:value="52770018" calcext:value-type="float">
            <text:p>5277001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1693338" calcext:value-type="float">
            <text:p>11693338</text:p>
          </table:table-cell>
          <table:table-cell office:value-type="float" office:value="12417006" calcext:value-type="float">
            <text:p>12417006</text:p>
          </table:table-cell>
          <table:table-cell table:style-name="ce99" office:value-type="float" office:value="24110344" calcext:value-type="float">
            <text:p>24110344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53083412" calcext:value-type="float">
            <text:p>53083412</text:p>
          </table:table-cell>
          <table:table-cell office:value-type="float" office:value="51828623" calcext:value-type="float">
            <text:p>51828623</text:p>
          </table:table-cell>
          <table:table-cell table:style-name="ce100" office:value-type="float" office:value="104912035" calcext:value-type="float">
            <text:p>1049120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38239050" calcext:value-type="float">
            <text:p>38239050</text:p>
          </table:table-cell>
          <table:table-cell table:style-name="ce61" office:value-type="float" office:value="40330421" calcext:value-type="float">
            <text:p>40330421</text:p>
          </table:table-cell>
          <table:table-cell office:value-type="float" office:value="78569471" calcext:value-type="float">
            <text:p>78569471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26456748" calcext:value-type="float">
            <text:p>26456748</text:p>
          </table:table-cell>
          <table:table-cell table:style-name="ce62" office:value-type="float" office:value="29894607" calcext:value-type="float">
            <text:p>29894607</text:p>
          </table:table-cell>
          <table:table-cell table:style-name="ce99" office:value-type="float" office:value="56351355" calcext:value-type="float">
            <text:p>5635135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72220668" calcext:value-type="float">
            <text:p>72220668</text:p>
          </table:table-cell>
          <table:table-cell table:style-name="ce63" office:value-type="float" office:value="75748838" calcext:value-type="float">
            <text:p>75748838</text:p>
          </table:table-cell>
          <table:table-cell table:style-name="ce100" office:value-type="float" office:value="147969506" calcext:value-type="float">
            <text:p>1479695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65271527" calcext:value-type="float">
            <text:p>65271527</text:p>
          </table:table-cell>
          <table:table-cell table:style-name="ce56" office:value-type="float" office:value="73740760" calcext:value-type="float">
            <text:p>73740760</text:p>
          </table:table-cell>
          <table:table-cell office:value-type="float" office:value="139012287" calcext:value-type="float">
            <text:p>139012287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48169356" calcext:value-type="float">
            <text:p>48169356</text:p>
          </table:table-cell>
          <table:table-cell office:value-type="float" office:value="57668500" calcext:value-type="float">
            <text:p>57668500</text:p>
          </table:table-cell>
          <table:table-cell table:style-name="ce99" office:value-type="float" office:value="105837856" calcext:value-type="float">
            <text:p>105837856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116507126" calcext:value-type="float">
            <text:p>116507126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116507126" calcext:value-type="float">
            <text:p>116507126</text:p>
          </table:table-cell>
        </table:table-row>
        <table:table-row table:style-name="ro1">
          <table:table-cell table:style-name="ce88" office:value-type="string" calcext:value-type="string">
            <text:p>Total Result</text:p>
          </table:table-cell>
          <table:table-cell table:style-name="ce89"/>
          <table:table-cell table:style-name="ce90"/>
          <table:table-cell table:style-name="ce92" office:value-type="float" office:value="1212069706" calcext:value-type="float">
            <text:p>1212069706</text:p>
          </table:table-cell>
          <table:table-cell table:style-name="ce95" office:value-type="float" office:value="760376501" calcext:value-type="float">
            <text:p>760376501</text:p>
          </table:table-cell>
          <table:table-cell table:style-name="ce101" office:value-type="float" office:value="1972446207" calcext:value-type="float">
            <text:p>1972446207</text:p>
          </table:table-cell>
        </table:table-row>
      </table:table>
      <table:table table:name="Verify" table:style-name="ta1">
        <table:shapes>
          <draw:frame draw:z-index="0" draw:style-name="gr1" draw:text-style-name="P1" svg:width="34.675cm" svg:height="19.504cm" svg:x="19.237cm" svg:y="0.606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3" table:default-cell-style-name="ce57"/>
        <table:table-column table:style-name="co16" table:default-cell-style-name="ce57"/>
        <table:table-column table:style-name="co16" table:default-cell-style-name="ce98"/>
        <table:table-row table:style-name="ro1">
          <table:table-cell table:style-name="ce36" office:value-type="string" calcext:value-type="string">
            <text:p>Sum - Verify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93"/>
          <table:table-cell table:style-name="ce96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91" office:value-type="string" calcext:value-type="string">
            <text:p>light</text:p>
          </table:table-cell>
          <table:table-cell table:style-name="ce94" office:value-type="string" calcext:value-type="string">
            <text:p>ref</text:p>
          </table:table-cell>
          <table:table-cell table:style-name="ce97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17562824" calcext:value-type="float">
            <text:p>17562824</text:p>
          </table:table-cell>
          <table:table-cell table:style-name="ce61" office:value-type="float" office:value="18644695" calcext:value-type="float">
            <text:p>18644695</text:p>
          </table:table-cell>
          <table:table-cell office:value-type="float" office:value="36207519" calcext:value-type="float">
            <text:p>3620751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9137844" calcext:value-type="float">
            <text:p>9137844</text:p>
          </table:table-cell>
          <table:table-cell table:style-name="ce62" office:value-type="float" office:value="11766667" calcext:value-type="float">
            <text:p>11766667</text:p>
          </table:table-cell>
          <table:table-cell table:style-name="ce99" office:value-type="float" office:value="20904511" calcext:value-type="float">
            <text:p>20904511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35735066" calcext:value-type="float">
            <text:p>35735066</text:p>
          </table:table-cell>
          <table:table-cell table:style-name="ce63" office:value-type="float" office:value="36498517" calcext:value-type="float">
            <text:p>36498517</text:p>
          </table:table-cell>
          <table:table-cell table:style-name="ce100" office:value-type="float" office:value="72233583" calcext:value-type="float">
            <text:p>722335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37577959" calcext:value-type="float">
            <text:p>37577959</text:p>
          </table:table-cell>
          <table:table-cell table:style-name="ce56" office:value-type="float" office:value="41773187" calcext:value-type="float">
            <text:p>41773187</text:p>
          </table:table-cell>
          <table:table-cell office:value-type="float" office:value="79351146" calcext:value-type="float">
            <text:p>79351146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2836347" calcext:value-type="float">
            <text:p>22836347</text:p>
          </table:table-cell>
          <table:table-cell office:value-type="float" office:value="31198630" calcext:value-type="float">
            <text:p>31198630</text:p>
          </table:table-cell>
          <table:table-cell table:style-name="ce99" office:value-type="float" office:value="54034977" calcext:value-type="float">
            <text:p>54034977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55350116" calcext:value-type="float">
            <text:p>55350116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55350116" calcext:value-type="float">
            <text:p>553501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64152260" calcext:value-type="float">
            <text:p>6415226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64152260" calcext:value-type="float">
            <text:p>64152260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41267312" calcext:value-type="float">
            <text:p>41267312</text:p>
          </table:table-cell>
          <table:table-cell table:style-name="ce62" office:value-type="float" office:value="58704832" calcext:value-type="float">
            <text:p>58704832</text:p>
          </table:table-cell>
          <table:table-cell table:style-name="ce99" office:value-type="float" office:value="99972144" calcext:value-type="float">
            <text:p>99972144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101535235" calcext:value-type="float">
            <text:p>101535235</text:p>
          </table:table-cell>
          <table:table-cell table:style-name="ce63" office:value-type="float" office:value="0" calcext:value-type="float">
            <text:p>0</text:p>
          </table:table-cell>
          <table:table-cell table:style-name="ce100" office:value-type="float" office:value="101535235" calcext:value-type="float">
            <text:p>101535235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14669184" calcext:value-type="float">
            <text:p>14669184</text:p>
          </table:table-cell>
          <table:table-cell table:style-name="ce56" office:value-type="float" office:value="15931333" calcext:value-type="float">
            <text:p>15931333</text:p>
          </table:table-cell>
          <table:table-cell office:value-type="float" office:value="30600517" calcext:value-type="float">
            <text:p>30600517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6659766" calcext:value-type="float">
            <text:p>6659766</text:p>
          </table:table-cell>
          <table:table-cell office:value-type="float" office:value="7770754" calcext:value-type="float">
            <text:p>7770754</text:p>
          </table:table-cell>
          <table:table-cell table:style-name="ce99" office:value-type="float" office:value="14430520" calcext:value-type="float">
            <text:p>14430520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29598468" calcext:value-type="float">
            <text:p>29598468</text:p>
          </table:table-cell>
          <table:table-cell office:value-type="float" office:value="31857047" calcext:value-type="float">
            <text:p>31857047</text:p>
          </table:table-cell>
          <table:table-cell table:style-name="ce100" office:value-type="float" office:value="61455515" calcext:value-type="float">
            <text:p>614555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3" office:value-type="float" office:value="22093984" calcext:value-type="float">
            <text:p>22093984</text:p>
          </table:table-cell>
          <table:table-cell table:style-name="ce61" office:value-type="float" office:value="25540174" calcext:value-type="float">
            <text:p>25540174</text:p>
          </table:table-cell>
          <table:table-cell office:value-type="float" office:value="47634158" calcext:value-type="float">
            <text:p>4763415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4" office:value-type="float" office:value="16045373" calcext:value-type="float">
            <text:p>16045373</text:p>
          </table:table-cell>
          <table:table-cell table:style-name="ce62" office:value-type="float" office:value="19490890" calcext:value-type="float">
            <text:p>19490890</text:p>
          </table:table-cell>
          <table:table-cell table:style-name="ce99" office:value-type="float" office:value="35536263" calcext:value-type="float">
            <text:p>35536263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5" office:value-type="float" office:value="43309437" calcext:value-type="float">
            <text:p>43309437</text:p>
          </table:table-cell>
          <table:table-cell table:style-name="ce63" office:value-type="float" office:value="48560207" calcext:value-type="float">
            <text:p>48560207</text:p>
          </table:table-cell>
          <table:table-cell table:style-name="ce100" office:value-type="float" office:value="91869644" calcext:value-type="float">
            <text:p>91869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6" office:value-type="float" office:value="38072414" calcext:value-type="float">
            <text:p>38072414</text:p>
          </table:table-cell>
          <table:table-cell table:style-name="ce56" office:value-type="float" office:value="45889272" calcext:value-type="float">
            <text:p>45889272</text:p>
          </table:table-cell>
          <table:table-cell office:value-type="float" office:value="83961686" calcext:value-type="float">
            <text:p>83961686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9824720" calcext:value-type="float">
            <text:p>29824720</text:p>
          </table:table-cell>
          <table:table-cell office:value-type="float" office:value="38193656" calcext:value-type="float">
            <text:p>38193656</text:p>
          </table:table-cell>
          <table:table-cell table:style-name="ce99" office:value-type="float" office:value="68018376" calcext:value-type="float">
            <text:p>68018376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68527356" calcext:value-type="float">
            <text:p>68527356</text:p>
          </table:table-cell>
          <table:table-cell table:style-name="ce58" office:value-type="float" office:value="0" calcext:value-type="float">
            <text:p>0</text:p>
          </table:table-cell>
          <table:table-cell table:style-name="ce100" office:value-type="float" office:value="68527356" calcext:value-type="float">
            <text:p>68527356</text:p>
          </table:table-cell>
        </table:table-row>
        <table:table-row table:style-name="ro1">
          <table:table-cell table:style-name="ce88" office:value-type="string" calcext:value-type="string">
            <text:p>Total Result</text:p>
          </table:table-cell>
          <table:table-cell table:style-name="ce89"/>
          <table:table-cell table:style-name="ce90"/>
          <table:table-cell table:style-name="ce92" office:value-type="float" office:value="653955665" calcext:value-type="float">
            <text:p>653955665</text:p>
          </table:table-cell>
          <table:table-cell table:style-name="ce95" office:value-type="float" office:value="431819861" calcext:value-type="float">
            <text:p>431819861</text:p>
          </table:table-cell>
          <table:table-cell table:style-name="ce101" office:value-type="float" office:value="1085775526" calcext:value-type="float">
            <text:p>1085775526</text:p>
          </table:table-cell>
        </table:table-row>
      </table:table>
      <table:named-expressions/>
      <table:data-pilot-tables>
        <table:data-pilot-table table:name="DataPilot2" table:application-data="" table:target-range-address="'Key Generation'.A1:'Key Generation'.F21" table:buttons="'Key Generation'.A2 'Key Generation'.B2 'Key Generation'.C2 'Key Generation'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igning.A1:Signing.F21" table:buttons="Signing.A2 Signing.B2 Signing.C2 Signing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417006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9894607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51828623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73740760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F21" table:buttons="Verify.A2 Verify.B2 Verify.C2 Verify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770754" table:display="true" table:show-details="true"/>
                <table:data-pilot-member table:name="11766667" table:display="true" table:show-details="true"/>
                <table:data-pilot-member table:name="15931333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5540174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6498517" table:display="true" table:show-details="true"/>
                <table:data-pilot-member table:name="38193656" table:display="true" table:show-details="true"/>
                <table:data-pilot-member table:name="4177318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87048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Full Results'.A1:'Full Results'.O21" table:buttons="'Full Results'.A3 'Full Results'.B3 'Full Results'.C3 'Full Results'.D1 'Full Results'.E1" table:grand-total="none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ref" table:display="true" table:show-details="true"/>
                <table:data-pilot-member table:name="light" table:display="true" table:show-details="true"/>
              </table:data-pilot-members>
              <table:data-pilot-display-info table:enabled="false" table:display-member-mode="from-top" table:member-count="10" table:data-field="Key Generation [cycles] (mean)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83123" table:display="true" table:show-details="true"/>
                <table:data-pilot-member table:name="283124" table:display="true" table:show-details="true"/>
                <table:data-pilot-member table:name="283225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532914" table:display="true" table:show-details="true"/>
                <table:data-pilot-member table:name="532939" table:display="true" table:show-details="true"/>
                <table:data-pilot-member table:name="533035" table:display="true" table:show-details="true"/>
                <table:data-pilot-member table:name="608372" table:display="true" table:show-details="true"/>
                <table:data-pilot-member table:name="608412" table:display="true" table:show-details="true"/>
                <table:data-pilot-member table:name="608419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45801" table:display="true" table:show-details="true"/>
                <table:data-pilot-member table:name="1045823" table:display="true" table:show-details="true"/>
                <table:data-pilot-member table:name="1045880" table:display="true" table:show-details="true"/>
                <table:data-pilot-member table:name="1215678" table:display="true" table:show-details="true"/>
                <table:data-pilot-member table:name="1215868" table:display="true" table:show-details="true"/>
                <table:data-pilot-member table:name="1216093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  <table:data-pilot-member table:name="2170498" table:display="true" table:show-details="true"/>
                <table:data-pilot-member table:name="2170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693338" table:display="true" table:show-details="true"/>
                <table:data-pilot-member table:name="12417006" table:display="true" table:show-details="true"/>
                <table:data-pilot-member table:name="16960322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6456748" table:display="true" table:show-details="true"/>
                <table:data-pilot-member table:name="26731556" table:display="true" table:show-details="true"/>
                <table:data-pilot-member table:name="29894607" table:display="true" table:show-details="true"/>
                <table:data-pilot-member table:name="34120251" table:display="true" table:show-details="true"/>
                <table:data-pilot-member table:name="38239050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41661044" table:display="true" table:show-details="true"/>
                <table:data-pilot-member table:name="48169356" table:display="true" table:show-details="true"/>
                <table:data-pilot-member table:name="51828623" table:display="true" table:show-details="true"/>
                <table:data-pilot-member table:name="53083412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65271527" table:display="true" table:show-details="true"/>
                <table:data-pilot-member table:name="68318381" table:display="true" table:show-details="true"/>
                <table:data-pilot-member table:name="72220668" table:display="true" table:show-details="true"/>
                <table:data-pilot-member table:name="73740760" table:display="true" table:show-details="true"/>
                <table:data-pilot-member table:name="74228546" table:display="true" table:show-details="true"/>
                <table:data-pilot-member table:name="75630928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  <table:data-pilot-member table:name="113377161" table:display="true" table:show-details="true"/>
                <table:data-pilot-member table:name="116507126" table:display="true" table:show-details="true"/>
                <table:data-pilot-member table:name="129555783" table:display="true" table:show-details="true"/>
                <table:data-pilot-member table:name="199844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659766" table:display="true" table:show-details="true"/>
                <table:data-pilot-member table:name="7770754" table:display="true" table:show-details="true"/>
                <table:data-pilot-member table:name="9137844" table:display="true" table:show-details="true"/>
                <table:data-pilot-member table:name="11766667" table:display="true" table:show-details="true"/>
                <table:data-pilot-member table:name="14669184" table:display="true" table:show-details="true"/>
                <table:data-pilot-member table:name="15931333" table:display="true" table:show-details="true"/>
                <table:data-pilot-member table:name="16045373" table:display="true" table:show-details="true"/>
                <table:data-pilot-member table:name="17562824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2093984" table:display="true" table:show-details="true"/>
                <table:data-pilot-member table:name="22836347" table:display="true" table:show-details="true"/>
                <table:data-pilot-member table:name="25540174" table:display="true" table:show-details="true"/>
                <table:data-pilot-member table:name="29598468" table:display="true" table:show-details="true"/>
                <table:data-pilot-member table:name="29824720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5735066" table:display="true" table:show-details="true"/>
                <table:data-pilot-member table:name="36498517" table:display="true" table:show-details="true"/>
                <table:data-pilot-member table:name="37577959" table:display="true" table:show-details="true"/>
                <table:data-pilot-member table:name="38072414" table:display="true" table:show-details="true"/>
                <table:data-pilot-member table:name="38193656" table:display="true" table:show-details="true"/>
                <table:data-pilot-member table:name="41267312" table:display="true" table:show-details="true"/>
                <table:data-pilot-member table:name="41773187" table:display="true" table:show-details="true"/>
                <table:data-pilot-member table:name="4330943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5350116" table:display="true" table:show-details="true"/>
                <table:data-pilot-member table:name="58704832" table:display="true" table:show-details="true"/>
                <table:data-pilot-member table:name="64152260" table:display="true" table:show-details="true"/>
                <table:data-pilot-member table:name="68527356" table:display="true" table:show-details="true"/>
                <table:data-pilot-member table:name="1015352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83123" table:display="true" table:show-details="true"/>
                <table:data-pilot-member table:name="283124" table:display="true" table:show-details="true"/>
                <table:data-pilot-member table:name="283225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532914" table:display="true" table:show-details="true"/>
                <table:data-pilot-member table:name="532939" table:display="true" table:show-details="true"/>
                <table:data-pilot-member table:name="533035" table:display="true" table:show-details="true"/>
                <table:data-pilot-member table:name="608372" table:display="true" table:show-details="true"/>
                <table:data-pilot-member table:name="608412" table:display="true" table:show-details="true"/>
                <table:data-pilot-member table:name="608419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45801" table:display="true" table:show-details="true"/>
                <table:data-pilot-member table:name="1045823" table:display="true" table:show-details="true"/>
                <table:data-pilot-member table:name="1045880" table:display="true" table:show-details="true"/>
                <table:data-pilot-member table:name="1215678" table:display="true" table:show-details="true"/>
                <table:data-pilot-member table:name="1215868" table:display="true" table:show-details="true"/>
                <table:data-pilot-member table:name="1216093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  <table:data-pilot-member table:name="2170498" table:display="true" table:show-details="true"/>
                <table:data-pilot-member table:name="2170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693338" table:display="true" table:show-details="true"/>
                <table:data-pilot-member table:name="12417006" table:display="true" table:show-details="true"/>
                <table:data-pilot-member table:name="16960322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6456748" table:display="true" table:show-details="true"/>
                <table:data-pilot-member table:name="26731556" table:display="true" table:show-details="true"/>
                <table:data-pilot-member table:name="29894607" table:display="true" table:show-details="true"/>
                <table:data-pilot-member table:name="34120251" table:display="true" table:show-details="true"/>
                <table:data-pilot-member table:name="38239050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41661044" table:display="true" table:show-details="true"/>
                <table:data-pilot-member table:name="48169356" table:display="true" table:show-details="true"/>
                <table:data-pilot-member table:name="51828623" table:display="true" table:show-details="true"/>
                <table:data-pilot-member table:name="53083412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65271527" table:display="true" table:show-details="true"/>
                <table:data-pilot-member table:name="68318381" table:display="true" table:show-details="true"/>
                <table:data-pilot-member table:name="72220668" table:display="true" table:show-details="true"/>
                <table:data-pilot-member table:name="73740760" table:display="true" table:show-details="true"/>
                <table:data-pilot-member table:name="74228546" table:display="true" table:show-details="true"/>
                <table:data-pilot-member table:name="75630928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  <table:data-pilot-member table:name="113377161" table:display="true" table:show-details="true"/>
                <table:data-pilot-member table:name="116507126" table:display="true" table:show-details="true"/>
                <table:data-pilot-member table:name="129555783" table:display="true" table:show-details="true"/>
                <table:data-pilot-member table:name="199844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659766" table:display="true" table:show-details="true"/>
                <table:data-pilot-member table:name="7770754" table:display="true" table:show-details="true"/>
                <table:data-pilot-member table:name="9137844" table:display="true" table:show-details="true"/>
                <table:data-pilot-member table:name="11766667" table:display="true" table:show-details="true"/>
                <table:data-pilot-member table:name="14669184" table:display="true" table:show-details="true"/>
                <table:data-pilot-member table:name="15931333" table:display="true" table:show-details="true"/>
                <table:data-pilot-member table:name="16045373" table:display="true" table:show-details="true"/>
                <table:data-pilot-member table:name="17562824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2093984" table:display="true" table:show-details="true"/>
                <table:data-pilot-member table:name="22836347" table:display="true" table:show-details="true"/>
                <table:data-pilot-member table:name="25540174" table:display="true" table:show-details="true"/>
                <table:data-pilot-member table:name="29598468" table:display="true" table:show-details="true"/>
                <table:data-pilot-member table:name="29824720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5735066" table:display="true" table:show-details="true"/>
                <table:data-pilot-member table:name="36498517" table:display="true" table:show-details="true"/>
                <table:data-pilot-member table:name="37577959" table:display="true" table:show-details="true"/>
                <table:data-pilot-member table:name="38072414" table:display="true" table:show-details="true"/>
                <table:data-pilot-member table:name="38193656" table:display="true" table:show-details="true"/>
                <table:data-pilot-member table:name="41267312" table:display="true" table:show-details="true"/>
                <table:data-pilot-member table:name="41773187" table:display="true" table:show-details="true"/>
                <table:data-pilot-member table:name="4330943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5350116" table:display="true" table:show-details="true"/>
                <table:data-pilot-member table:name="58704832" table:display="true" table:show-details="true"/>
                <table:data-pilot-member table:name="64152260" table:display="true" table:show-details="true"/>
                <table:data-pilot-member table:name="68527356" table:display="true" table:show-details="true"/>
                <table:data-pilot-member table:name="1015352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3:01:37.242857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2T17:31:31.810960901</dc:date>
    <meta:editing-duration>P6DT1H39M17S</meta:editing-duration>
    <meta:editing-cycles>17</meta:editing-cycles>
    <meta:generator>LibreOffice/24.2.7.2$Linux_X86_64 LibreOffice_project/420$Build-2</meta:generator>
    <meta:document-statistic meta:table-count="5" meta:cell-count="107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89cm" svg:height="20.75cm" xlink:href=".." xlink:type="simple" loext:data-pilot-source="DataPilot2" chart:class="chart:bar" chart:style-name="ch1">
        <chart:title svg:x="15.252cm" svg:y="0.551cm" chart:style-name="ch2">
          <text:p>Key Generation Speed (cycles)</text:p>
        </chart:title>
        <chart:legend chart:legend-position="end" svg:x="30.685cm" svg:y="6.801cm" style:legend-expansion="high" chart:style-name="ch3"/>
        <chart:plot-area chart:style-name="ch4" table:cell-range-address="PivotChart" chart:data-source-has-labels="column" svg:x="0.737cm" svg:y="1.745cm" svg:width="29.211cm" svg:height="17.69cm">
          <chart:coordinate-region svg:x="2.311cm" svg:y="1.944cm" svg:width="27.637cm" svg:height="16.04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33035">
                <text:p>533035</text:p>
                <draw:g>
                  <svg:desc>PT@data 0</svg:desc>
                </draw:g>
              </table:table-cell>
              <table:table-cell office:value-type="float" office:value="400650">
                <text:p>40065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32939">
                <text:p>532939</text:p>
              </table:table-cell>
              <table:table-cell office:value-type="float" office:value="400623">
                <text:p>400623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2914">
                <text:p>532914</text:p>
              </table:table-cell>
              <table:table-cell office:value-type="float" office:value="400624">
                <text:p>400624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15678">
                <text:p>1215678</text:p>
              </table:table-cell>
              <table:table-cell office:value-type="float" office:value="964686">
                <text:p>964686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15868">
                <text:p>1215868</text:p>
              </table:table-cell>
              <table:table-cell office:value-type="float" office:value="964827">
                <text:p>964827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216093">
                <text:p>12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170941">
                <text:p>217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70498">
                <text:p>2170498</text:p>
              </table:table-cell>
              <table:table-cell office:value-type="float" office:value="1672453">
                <text:p>167245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70472">
                <text:p>217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83124">
                <text:p>283124</text:p>
              </table:table-cell>
              <table:table-cell office:value-type="float" office:value="196606">
                <text:p>196606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83225">
                <text:p>283225</text:p>
              </table:table-cell>
              <table:table-cell office:value-type="float" office:value="196637">
                <text:p>196637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83123">
                <text:p>283123</text:p>
              </table:table-cell>
              <table:table-cell office:value-type="float" office:value="196599">
                <text:p>196599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08372">
                <text:p>608372</text:p>
              </table:table-cell>
              <table:table-cell office:value-type="float" office:value="417451">
                <text:p>41745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08412">
                <text:p>608412</text:p>
              </table:table-cell>
              <table:table-cell office:value-type="float" office:value="417483">
                <text:p>417483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08419">
                <text:p>608419</text:p>
              </table:table-cell>
              <table:table-cell office:value-type="float" office:value="417467">
                <text:p>41746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45823">
                <text:p>1045823</text:p>
              </table:table-cell>
              <table:table-cell office:value-type="float" office:value="710456">
                <text:p>710456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045801">
                <text:p>1045801</text:p>
              </table:table-cell>
              <table:table-cell office:value-type="float" office:value="710453">
                <text:p>710453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45880">
                <text:p>10458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82cm" svg:height="20.464cm" xlink:href=".." xlink:type="simple" loext:data-pilot-source="DataPilot1" chart:class="chart:bar" chart:style-name="ch1">
        <chart:title svg:x="15.819cm" svg:y="0.545cm" chart:style-name="ch2">
          <text:p>Signing Speed (cycles)</text:p>
        </chart:title>
        <chart:legend chart:legend-position="end" svg:x="30.26cm" svg:y="6.708cm" style:legend-expansion="high" chart:style-name="ch3"/>
        <chart:plot-area chart:style-name="ch4" table:cell-range-address="PivotChart" chart:data-source-has-labels="column" svg:x="0.727cm" svg:y="1.733cm" svg:width="28.806cm" svg:height="17.422cm">
          <chart:coordinate-region svg:x="2.698cm" svg:y="1.933cm" svg:width="26.835cm" svg:height="15.77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4120251">
                <text:p>34120251</text:p>
                <draw:g>
                  <svg:desc>PT@data 0</svg:desc>
                </draw:g>
              </table:table-cell>
              <table:table-cell office:value-type="float" office:value="38983168">
                <text:p>3898316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6960322">
                <text:p>16960322</text:p>
              </table:table-cell>
              <table:table-cell office:value-type="float" office:value="21223819">
                <text:p>21223819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318381">
                <text:p>68318381</text:p>
              </table:table-cell>
              <table:table-cell office:value-type="float" office:value="76715899">
                <text:p>76715899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5630928">
                <text:p>75630928</text:p>
              </table:table-cell>
              <table:table-cell office:value-type="float" office:value="92882590">
                <text:p>92882590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661044">
                <text:p>41661044</text:p>
              </table:table-cell>
              <table:table-cell office:value-type="float" office:value="53999005">
                <text:p>53999005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3377161">
                <text:p>11337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9555783">
                <text:p>129555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4228546">
                <text:p>74228546</text:p>
              </table:table-cell>
              <table:table-cell office:value-type="float" office:value="108904803">
                <text:p>10890480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99844509">
                <text:p>19984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6731556">
                <text:p>26731556</text:p>
              </table:table-cell>
              <table:table-cell office:value-type="float" office:value="26038462">
                <text:p>2603846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693338">
                <text:p>11693338</text:p>
              </table:table-cell>
              <table:table-cell office:value-type="float" office:value="12417006">
                <text:p>12417006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083412">
                <text:p>53083412</text:p>
              </table:table-cell>
              <table:table-cell office:value-type="float" office:value="51828623">
                <text:p>51828623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239050">
                <text:p>38239050</text:p>
              </table:table-cell>
              <table:table-cell office:value-type="float" office:value="40330421">
                <text:p>4033042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6456748">
                <text:p>26456748</text:p>
              </table:table-cell>
              <table:table-cell office:value-type="float" office:value="29894607">
                <text:p>29894607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72220668">
                <text:p>72220668</text:p>
              </table:table-cell>
              <table:table-cell office:value-type="float" office:value="75748838">
                <text:p>7574883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5271527">
                <text:p>65271527</text:p>
              </table:table-cell>
              <table:table-cell office:value-type="float" office:value="73740760">
                <text:p>73740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8169356">
                <text:p>48169356</text:p>
              </table:table-cell>
              <table:table-cell office:value-type="float" office:value="57668500">
                <text:p>57668500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6507126">
                <text:p>1165071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76cm" svg:height="19.505cm" xlink:href=".." xlink:type="simple" loext:data-pilot-source="DataPilot3" chart:class="chart:bar" chart:style-name="ch1">
        <chart:title svg:x="15.138cm" svg:y="0.526cm" chart:style-name="ch2">
          <text:p>Verify Speed (cycles)</text:p>
        </chart:title>
        <chart:legend chart:legend-position="end" svg:x="28.832cm" svg:y="6.393cm" style:legend-expansion="high" chart:style-name="ch3"/>
        <chart:plot-area chart:style-name="ch4" table:cell-range-address="PivotChart" chart:data-source-has-labels="column" svg:x="0.693cm" svg:y="1.695cm" svg:width="27.446cm" svg:height="16.52cm">
          <chart:coordinate-region svg:x="2.664cm" svg:y="1.894cm" svg:width="25.475cm" svg:height="14.87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7562824">
                <text:p>17562824</text:p>
                <draw:g>
                  <svg:desc>PT@data 0</svg:desc>
                </draw:g>
              </table:table-cell>
              <table:table-cell office:value-type="float" office:value="18644695">
                <text:p>1864469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137844">
                <text:p>9137844</text:p>
              </table:table-cell>
              <table:table-cell office:value-type="float" office:value="11766667">
                <text:p>11766667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735066">
                <text:p>35735066</text:p>
              </table:table-cell>
              <table:table-cell office:value-type="float" office:value="36498517">
                <text:p>36498517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7577959">
                <text:p>37577959</text:p>
              </table:table-cell>
              <table:table-cell office:value-type="float" office:value="41773187">
                <text:p>41773187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2836347">
                <text:p>22836347</text:p>
              </table:table-cell>
              <table:table-cell office:value-type="float" office:value="31198630">
                <text:p>31198630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5350116">
                <text:p>5535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4152260">
                <text:p>6415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267312">
                <text:p>41267312</text:p>
              </table:table-cell>
              <table:table-cell office:value-type="float" office:value="58704832">
                <text:p>5870483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1535235">
                <text:p>101535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669184">
                <text:p>14669184</text:p>
              </table:table-cell>
              <table:table-cell office:value-type="float" office:value="15931333">
                <text:p>15931333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659766">
                <text:p>6659766</text:p>
              </table:table-cell>
              <table:table-cell office:value-type="float" office:value="7770754">
                <text:p>7770754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9598468">
                <text:p>29598468</text:p>
              </table:table-cell>
              <table:table-cell office:value-type="float" office:value="31857047">
                <text:p>31857047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2093984">
                <text:p>22093984</text:p>
              </table:table-cell>
              <table:table-cell office:value-type="float" office:value="25540174">
                <text:p>25540174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6045373">
                <text:p>16045373</text:p>
              </table:table-cell>
              <table:table-cell office:value-type="float" office:value="19490890">
                <text:p>19490890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3309437">
                <text:p>43309437</text:p>
              </table:table-cell>
              <table:table-cell office:value-type="float" office:value="48560207">
                <text:p>4856020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072414">
                <text:p>38072414</text:p>
              </table:table-cell>
              <table:table-cell office:value-type="float" office:value="45889272">
                <text:p>4588927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824720">
                <text:p>29824720</text:p>
              </table:table-cell>
              <table:table-cell office:value-type="float" office:value="38193656">
                <text:p>38193656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527356">
                <text:p>685273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